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default-cell-style-name="ce5"/>
        <table:table-column table:style-name="co2" table:number-columns-repeated="1012" table:default-cell-style-name="ce5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Default" table:number-columns-repeated="3"/>
          <table:table-cell table:style-name="ce1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" table:number-columns-repeated="6"/>
          <table:table-cell table:style-name="ce2" table:number-columns-repeated="4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3"/>
          <table:table-cell table:style-name="ce1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186816" calcext:value-type="float">
            <text:p>1.186816</text:p>
          </table:table-cell>
          <table:table-cell table:style-name="ce1" office:value-type="float" office:value="177.5" calcext:value-type="float">
            <text:p>177.5</text:p>
          </table:table-cell>
          <table:table-cell table:style-name="ce1" office:value-type="float" office:value="157.9" calcext:value-type="float">
            <text:p>157.9</text:p>
          </table:table-cell>
          <table:table-cell table:style-name="ce1" office:value-type="float" office:value="171.93" calcext:value-type="float">
            <text:p>171.93</text:p>
          </table:table-cell>
          <table:table-cell table:style-name="ce1" office:value-type="float" office:value="8.996" calcext:value-type="float">
            <text:p>8.996</text:p>
          </table:table-cell>
          <table:table-cell table:style-name="ce1" office:value-type="float" office:value="7.653" calcext:value-type="float">
            <text:p>7.653</text:p>
          </table:table-cell>
          <table:table-cell table:style-name="ce1" office:value-type="float" office:value="2.369" calcext:value-type="float">
            <text:p>2.369</text:p>
          </table:table-cell>
          <table:table-cell table:style-name="Default"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946" calcext:value-type="percentage">
            <text:p>89.46%</text:p>
          </table:table-cell>
          <table:table-cell table:style-name="ce12" office:value-type="percentage" office:value="0.1244" calcext:value-type="percentage">
            <text:p>12.44%</text:p>
          </table:table-cell>
          <table:table-cell table:style-name="ce1" table:number-columns-repeated="14"/>
          <table:table-cell table:style-name="Default" table:number-columns-repeated="3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23168" calcext:value-type="float">
            <text:p>1.23168</text:p>
          </table:table-cell>
          <table:table-cell table:style-name="ce1" office:value-type="float" office:value="167.59" calcext:value-type="float">
            <text:p>167.59</text:p>
          </table:table-cell>
          <table:table-cell table:style-name="ce1" office:value-type="float" office:value="145.88" calcext:value-type="float">
            <text:p>145.88</text:p>
          </table:table-cell>
          <table:table-cell table:style-name="ce1" office:value-type="float" office:value="163.62" calcext:value-type="float">
            <text:p>163.62</text:p>
          </table:table-cell>
          <table:table-cell table:style-name="ce1" office:value-type="float" office:value="9.315" calcext:value-type="float">
            <text:p>9.315</text:p>
          </table:table-cell>
          <table:table-cell table:style-name="ce1" office:value-type="float" office:value="7.523" calcext:value-type="float">
            <text:p>7.523</text:p>
          </table:table-cell>
          <table:table-cell table:style-name="ce1" office:value-type="float" office:value="2.498" calcext:value-type="float">
            <text:p>2.498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8" calcext:value-type="percentage">
            <text:p>98.00%</text:p>
          </table:table-cell>
          <table:table-cell table:style-name="ce12" office:value-type="percentage" office:value="0.8695" calcext:value-type="percentage">
            <text:p>86.95%</text:p>
          </table:table-cell>
          <table:table-cell table:style-name="ce6" office:value-type="percentage" office:value="0.3692" calcext:value-type="percentage">
            <text:p>36.92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249472" calcext:value-type="float">
            <text:p>1.249472</text:p>
          </table:table-cell>
          <table:table-cell table:style-name="ce1" office:value-type="float" office:value="177.62" calcext:value-type="float">
            <text:p>177.62</text:p>
          </table:table-cell>
          <table:table-cell table:style-name="ce1" office:value-type="float" office:value="159.89" calcext:value-type="float">
            <text:p>159.89</text:p>
          </table:table-cell>
          <table:table-cell table:style-name="ce1" office:value-type="float" office:value="172.18" calcext:value-type="float">
            <text:p>172.18</text:p>
          </table:table-cell>
          <table:table-cell table:style-name="ce1" office:value-type="float" office:value="9.285" calcext:value-type="float">
            <text:p>9.285</text:p>
          </table:table-cell>
          <table:table-cell table:style-name="ce1" office:value-type="float" office:value="7.844" calcext:value-type="float">
            <text:p>7.844</text:p>
          </table:table-cell>
          <table:table-cell table:style-name="ce1" office:value-type="float" office:value="6.723" calcext:value-type="float">
            <text:p>6.723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0.94" calcext:value-type="percentage">
            <text:p>94.00%</text:p>
          </table:table-cell>
          <table:table-cell table:style-name="ce12" office:value-type="percentage" office:value="0.8584" calcext:value-type="percentage">
            <text:p>85.84%</text:p>
          </table:table-cell>
          <table:table-cell table:style-name="ce12" office:value-type="percentage" office:value="0.3702" calcext:value-type="percentage">
            <text:p>37.02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34672" calcext:value-type="float">
            <text:p>1.34672</text:p>
          </table:table-cell>
          <table:table-cell table:style-name="ce1" office:value-type="float" office:value="177.38" calcext:value-type="float">
            <text:p>177.38</text:p>
          </table:table-cell>
          <table:table-cell table:style-name="ce1" office:value-type="float" office:value="158.06" calcext:value-type="float">
            <text:p>158.06</text:p>
          </table:table-cell>
          <table:table-cell table:style-name="ce1" office:value-type="float" office:value="172.32" calcext:value-type="float">
            <text:p>172.32</text:p>
          </table:table-cell>
          <table:table-cell table:style-name="ce1" office:value-type="float" office:value="9.063" calcext:value-type="float">
            <text:p>9.063</text:p>
          </table:table-cell>
          <table:table-cell table:style-name="ce1" office:value-type="float" office:value="7.748" calcext:value-type="float">
            <text:p>7.748</text:p>
          </table:table-cell>
          <table:table-cell table:style-name="ce1" office:value-type="float" office:value="2.305" calcext:value-type="float">
            <text:p>2.305</text:p>
          </table:table-cell>
          <table:table-cell table:style-name="ce1" table:number-columns-repeated="4"/>
          <table:table-cell table:style-name="ce6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 table:number-columns-repeated="3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19776" calcext:value-type="float">
            <text:p>1.19776</text:p>
          </table:table-cell>
          <table:table-cell table:style-name="ce1" office:value-type="float" office:value="177.14" calcext:value-type="float">
            <text:p>177.14</text:p>
          </table:table-cell>
          <table:table-cell table:style-name="ce1" office:value-type="float" office:value="157.65" calcext:value-type="float">
            <text:p>157.65</text:p>
          </table:table-cell>
          <table:table-cell table:style-name="ce1" office:value-type="float" office:value="171.51" calcext:value-type="float">
            <text:p>171.51</text:p>
          </table:table-cell>
          <table:table-cell table:style-name="ce1" office:value-type="float" office:value="9.38" calcext:value-type="float">
            <text:p>9.38</text:p>
          </table:table-cell>
          <table:table-cell table:style-name="ce1" office:value-type="float" office:value="7.938" calcext:value-type="float">
            <text:p>7.938</text:p>
          </table:table-cell>
          <table:table-cell table:style-name="ce1" office:value-type="float" office:value="5.346" calcext:value-type="float">
            <text:p>5.346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38816" calcext:value-type="float">
            <text:p>1.38816</text:p>
          </table:table-cell>
          <table:table-cell table:style-name="ce1" office:value-type="float" office:value="178.99" calcext:value-type="float">
            <text:p>178.99</text:p>
          </table:table-cell>
          <table:table-cell table:style-name="ce1" office:value-type="float" office:value="157.13" calcext:value-type="float">
            <text:p>157.13</text:p>
          </table:table-cell>
          <table:table-cell table:style-name="ce1" office:value-type="float" office:value="165.8" calcext:value-type="float">
            <text:p>165.8</text:p>
          </table:table-cell>
          <table:table-cell table:style-name="ce1" office:value-type="float" office:value="9.188" calcext:value-type="float">
            <text:p>9.188</text:p>
          </table:table-cell>
          <table:table-cell table:style-name="ce1" office:value-type="float" office:value="7.874" calcext:value-type="float">
            <text:p>7.874</text:p>
          </table:table-cell>
          <table:table-cell table:style-name="ce1" office:value-type="float" office:value="5.282" calcext:value-type="float">
            <text:p>5.282</text:p>
          </table:table-cell>
          <table:table-cell table:style-name="ce1" table:number-columns-repeated="22"/>
          <table:table-cell table:style-name="ce2"/>
          <table:table-cell table:style-name="ce1" table:number-columns-repeated="14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.37744" calcext:value-type="float">
            <text:p>1.37744</text:p>
          </table:table-cell>
          <table:table-cell table:style-name="ce2" office:value-type="float" office:value="204.61" calcext:value-type="float">
            <text:p>204.61</text:p>
          </table:table-cell>
          <table:table-cell table:style-name="ce2" office:value-type="float" office:value="164.08" calcext:value-type="float">
            <text:p>164.08</text:p>
          </table:table-cell>
          <table:table-cell table:style-name="ce1" office:value-type="float" office:value="191.1" calcext:value-type="float">
            <text:p>191.1</text:p>
          </table:table-cell>
          <table:table-cell table:style-name="ce1" office:value-type="float" office:value="4.322" calcext:value-type="float">
            <text:p>4.322</text:p>
          </table:table-cell>
          <table:table-cell table:style-name="ce1" office:value-type="float" office:value="7.682" calcext:value-type="float">
            <text:p>7.682</text:p>
          </table:table-cell>
          <table:table-cell table:style-name="ce1" office:value-type="float" office:value="2.466" calcext:value-type="float">
            <text:p>2.466</text:p>
          </table:table-cell>
          <table:table-cell table:style-name="Default" table:number-columns-repeated="4"/>
          <table:table-cell table:style-name="ce1"/>
          <table:table-cell table:style-name="ce2" table:number-columns-repeated="2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32032" calcext:value-type="float">
            <text:p>1.32032</text:p>
          </table:table-cell>
          <table:table-cell table:style-name="ce1" office:value-type="float" office:value="196.67" calcext:value-type="float">
            <text:p>196.67</text:p>
          </table:table-cell>
          <table:table-cell table:style-name="ce1" office:value-type="float" office:value="146.02" calcext:value-type="float">
            <text:p>146.02</text:p>
          </table:table-cell>
          <table:table-cell table:style-name="ce1" office:value-type="float" office:value="179.96" calcext:value-type="float">
            <text:p>179.96</text:p>
          </table:table-cell>
          <table:table-cell table:style-name="ce1" office:value-type="float" office:value="7.557" calcext:value-type="float">
            <text:p>7.557</text:p>
          </table:table-cell>
          <table:table-cell table:style-name="ce1" office:value-type="float" office:value="7.906" calcext:value-type="float">
            <text:p>7.906</text:p>
          </table:table-cell>
          <table:table-cell table:style-name="ce1" office:value-type="float" office:value="2.402" calcext:value-type="float">
            <text:p>2.402</text:p>
          </table:table-cell>
          <table:table-cell table:style-name="Default" table:number-columns-repeated="4"/>
          <table:table-cell table:style-name="ce1" table:number-columns-repeated="17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.23728" calcext:value-type="float">
            <text:p>1.23728</text:p>
          </table:table-cell>
          <table:table-cell table:style-name="ce2" office:value-type="float" office:value="177.4" calcext:value-type="float">
            <text:p>177.4</text:p>
          </table:table-cell>
          <table:table-cell table:style-name="ce2" office:value-type="float" office:value="158.65" calcext:value-type="float">
            <text:p>158.65</text:p>
          </table:table-cell>
          <table:table-cell table:style-name="ce2" office:value-type="float" office:value="172.03" calcext:value-type="float">
            <text:p>172.03</text:p>
          </table:table-cell>
          <table:table-cell table:style-name="ce2" office:value-type="float" office:value="6.947" calcext:value-type="float">
            <text:p>6.947</text:p>
          </table:table-cell>
          <table:table-cell table:style-name="ce2" office:value-type="float" office:value="7.652" calcext:value-type="float">
            <text:p>7.652</text:p>
          </table:table-cell>
          <table:table-cell table:style-name="ce1" office:value-type="float" office:value="2.562" calcext:value-type="float">
            <text:p>2.562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.28144" calcext:value-type="float">
            <text:p>1.28144</text:p>
          </table:table-cell>
          <table:table-cell table:style-name="ce2" office:value-type="float" office:value="177.49" calcext:value-type="float">
            <text:p>177.49</text:p>
          </table:table-cell>
          <table:table-cell table:style-name="ce2" office:value-type="float" office:value="158.7" calcext:value-type="float">
            <text:p>158.7</text:p>
          </table:table-cell>
          <table:table-cell table:style-name="ce2" office:value-type="float" office:value="171.82" calcext:value-type="float">
            <text:p>171.82</text:p>
          </table:table-cell>
          <table:table-cell table:style-name="ce2" office:value-type="float" office:value="5.315" calcext:value-type="float">
            <text:p>5.315</text:p>
          </table:table-cell>
          <table:table-cell table:style-name="ce2" office:value-type="float" office:value="7.779" calcext:value-type="float">
            <text:p>7.779</text:p>
          </table:table-cell>
          <table:table-cell table:style-name="ce1" office:value-type="float" office:value="5.25" calcext:value-type="float">
            <text:p>5.25</text:p>
          </table:table-cell>
          <table:table-cell table:style-name="Default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.25456" calcext:value-type="float">
            <text:p>1.25456</text:p>
          </table:table-cell>
          <table:table-cell table:style-name="ce2" office:value-type="float" office:value="183.09" calcext:value-type="float">
            <text:p>183.09</text:p>
          </table:table-cell>
          <table:table-cell table:style-name="ce2" office:value-type="float" office:value="146.05" calcext:value-type="float">
            <text:p>146.05</text:p>
          </table:table-cell>
          <table:table-cell table:style-name="ce2" office:value-type="float" office:value="158.95" calcext:value-type="float">
            <text:p>158.95</text:p>
          </table:table-cell>
          <table:table-cell table:style-name="ce2" office:value-type="float" office:value="9.67" calcext:value-type="float">
            <text:p>9.67</text:p>
          </table:table-cell>
          <table:table-cell table:style-name="ce2" office:value-type="float" office:value="8.612" calcext:value-type="float">
            <text:p>8.612</text:p>
          </table:table-cell>
          <table:table-cell table:style-name="ce2" office:value-type="float" office:value="8.58" calcext:value-type="float">
            <text:p>8.58</text:p>
          </table:table-cell>
          <table:table-cell table:style-name="ce2" table:number-columns-repeated="4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.278912" calcext:value-type="float">
            <text:p>1.27891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60.05" calcext:value-type="float">
            <text:p>160.05</text:p>
          </table:table-cell>
          <table:table-cell table:style-name="ce2" office:value-type="float" office:value="195.24" calcext:value-type="float">
            <text:p>195.24</text:p>
          </table:table-cell>
          <table:table-cell table:style-name="ce2" office:value-type="float" office:value="9.606" calcext:value-type="float">
            <text:p>9.606</text:p>
          </table:table-cell>
          <table:table-cell table:style-name="ce2" office:value-type="float" office:value="7.234" calcext:value-type="float">
            <text:p>7.234</text:p>
          </table:table-cell>
          <table:table-cell table:style-name="ce2" office:value-type="float" office:value="2.433" calcext:value-type="float">
            <text:p>2.433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.318208" calcext:value-type="float">
            <text:p>1.318208</text:p>
          </table:table-cell>
          <table:table-cell table:style-name="ce2" office:value-type="float" office:value="178.39" calcext:value-type="float">
            <text:p>178.39</text:p>
          </table:table-cell>
          <table:table-cell table:style-name="ce2" office:value-type="float" office:value="159.38" calcext:value-type="float">
            <text:p>159.38</text:p>
          </table:table-cell>
          <table:table-cell table:style-name="ce2" office:value-type="float" office:value="171.45" calcext:value-type="float">
            <text:p>171.45</text:p>
          </table:table-cell>
          <table:table-cell table:style-name="ce2" office:value-type="float" office:value="7.395" calcext:value-type="float">
            <text:p>7.395</text:p>
          </table:table-cell>
          <table:table-cell table:style-name="ce2" office:value-type="float" office:value="7.622" calcext:value-type="float">
            <text:p>7.622</text:p>
          </table:table-cell>
          <table:table-cell table:style-name="ce2" office:value-type="float" office:value="5.218" calcext:value-type="float">
            <text:p>5.218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.47392" calcext:value-type="float">
            <text:p>1.47392</text:p>
          </table:table-cell>
          <table:table-cell table:style-name="ce2" office:value-type="float" office:value="205.57" calcext:value-type="float">
            <text:p>205.57</text:p>
          </table:table-cell>
          <table:table-cell table:style-name="ce2" office:value-type="float" office:value="164.3" calcext:value-type="float">
            <text:p>164.3</text:p>
          </table:table-cell>
          <table:table-cell table:style-name="ce2" office:value-type="float" office:value="188.79" calcext:value-type="float">
            <text:p>188.79</text:p>
          </table:table-cell>
          <table:table-cell table:style-name="ce2" office:value-type="float" office:value="6.754" calcext:value-type="float">
            <text:p>6.754</text:p>
          </table:table-cell>
          <table:table-cell table:style-name="ce2" office:value-type="float" office:value="7.619" calcext:value-type="float">
            <text:p>7.619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.40192" calcext:value-type="float">
            <text:p>1.40192</text:p>
          </table:table-cell>
          <table:table-cell table:style-name="ce2" office:value-type="float" office:value="177.62" calcext:value-type="float">
            <text:p>177.62</text:p>
          </table:table-cell>
          <table:table-cell table:style-name="ce2" office:value-type="float" office:value="158.25" calcext:value-type="float">
            <text:p>158.25</text:p>
          </table:table-cell>
          <table:table-cell table:style-name="ce2" office:value-type="float" office:value="171.85" calcext:value-type="float">
            <text:p>171.85</text:p>
          </table:table-cell>
          <table:table-cell table:style-name="ce2" office:value-type="float" office:value="9.443" calcext:value-type="float">
            <text:p>9.443</text:p>
          </table:table-cell>
          <table:table-cell table:style-name="ce2" office:value-type="float" office:value="7.62" calcext:value-type="float">
            <text:p>7.62</text:p>
          </table:table-cell>
          <table:table-cell table:style-name="ce2" office:value-type="float" office:value="9.508" calcext:value-type="float">
            <text:p>9.508</text:p>
          </table:table-cell>
          <table:table-cell table:style-name="Default" table:number-columns-repeated="4"/>
          <table:table-cell table:style-name="ce2" table:number-columns-repeated="7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534528" calcext:value-type="float">
            <text:p>1.534528</text:p>
          </table:table-cell>
          <table:table-cell table:style-name="ce1" office:value-type="float" office:value="177.49" calcext:value-type="float">
            <text:p>177.49</text:p>
          </table:table-cell>
          <table:table-cell table:style-name="ce1" office:value-type="float" office:value="157.83" calcext:value-type="float">
            <text:p>157.83</text:p>
          </table:table-cell>
          <table:table-cell table:style-name="ce1" office:value-type="float" office:value="172.01" calcext:value-type="float">
            <text:p>172.01</text:p>
          </table:table-cell>
          <table:table-cell table:style-name="ce1" office:value-type="float" office:value="7.076" calcext:value-type="float">
            <text:p>7.076</text:p>
          </table:table-cell>
          <table:table-cell table:style-name="ce1" office:value-type="float" office:value="7.972" calcext:value-type="float">
            <text:p>7.972</text:p>
          </table:table-cell>
          <table:table-cell table:style-name="ce2" office:value-type="float" office:value="2.177" calcext:value-type="float">
            <text:p>2.177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29584" calcext:value-type="float">
            <text:p>1.29584</text:p>
          </table:table-cell>
          <table:table-cell table:style-name="ce1" office:value-type="float" office:value="177.94" calcext:value-type="float">
            <text:p>177.94</text:p>
          </table:table-cell>
          <table:table-cell table:style-name="ce1" office:value-type="float" office:value="158.48" calcext:value-type="float">
            <text:p>158.48</text:p>
          </table:table-cell>
          <table:table-cell table:style-name="ce1" office:value-type="float" office:value="172.24" calcext:value-type="float">
            <text:p>172.24</text:p>
          </table:table-cell>
          <table:table-cell table:style-name="ce1" office:value-type="float" office:value="6.628" calcext:value-type="float">
            <text:p>6.628</text:p>
          </table:table-cell>
          <table:table-cell table:style-name="ce1" office:value-type="float" office:value="8.069" calcext:value-type="float">
            <text:p>8.069</text:p>
          </table:table-cell>
          <table:table-cell table:style-name="ce2" office:value-type="float" office:value="5.602" calcext:value-type="float">
            <text:p>5.602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 table:number-columns-repeated="5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3528" calcext:value-type="float">
            <text:p>1.3528</text:p>
          </table:table-cell>
          <table:table-cell table:style-name="ce1" office:value-type="float" office:value="167.08" calcext:value-type="float">
            <text:p>167.08</text:p>
          </table:table-cell>
          <table:table-cell table:style-name="ce1" office:value-type="float" office:value="145.54" calcext:value-type="float">
            <text:p>145.54</text:p>
          </table:table-cell>
          <table:table-cell table:style-name="ce1" office:value-type="float" office:value="163.4" calcext:value-type="float">
            <text:p>163.4</text:p>
          </table:table-cell>
          <table:table-cell table:style-name="ce1" office:value-type="float" office:value="9.54" calcext:value-type="float">
            <text:p>9.54</text:p>
          </table:table-cell>
          <table:table-cell table:style-name="ce1" office:value-type="float" office:value="7.554" calcext:value-type="float">
            <text:p>7.554</text:p>
          </table:table-cell>
          <table:table-cell table:style-name="ce1" office:value-type="float" office:value="8.644" calcext:value-type="float">
            <text:p>8.644</text:p>
          </table:table-cell>
          <table:table-cell table:style-name="Default" table:number-columns-repeated="4"/>
          <table:table-cell table:style-name="ce1" table:number-columns-repeated="17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36688" calcext:value-type="float">
            <text:p>1.36688</text:p>
          </table:table-cell>
          <table:table-cell table:style-name="ce1" office:value-type="float" office:value="177.81" calcext:value-type="float">
            <text:p>177.81</text:p>
          </table:table-cell>
          <table:table-cell table:style-name="ce1" office:value-type="float" office:value="158.54" calcext:value-type="float">
            <text:p>158.54</text:p>
          </table:table-cell>
          <table:table-cell table:style-name="ce1" office:value-type="float" office:value="172.34" calcext:value-type="float">
            <text:p>172.34</text:p>
          </table:table-cell>
          <table:table-cell table:style-name="ce1" office:value-type="float" office:value="8.645" calcext:value-type="float">
            <text:p>8.645</text:p>
          </table:table-cell>
          <table:table-cell table:style-name="ce1" office:value-type="float" office:value="7.618" calcext:value-type="float">
            <text:p>7.618</text:p>
          </table:table-cell>
          <table:table-cell office:value-type="float" office:value="5.411" calcext:value-type="float">
            <text:p>5.411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.34272" calcext:value-type="float">
            <text:p>1.34272</text:p>
          </table:table-cell>
          <table:table-cell table:style-name="ce1" office:value-type="float" office:value="212.3" calcext:value-type="float">
            <text:p>212.3</text:p>
          </table:table-cell>
          <table:table-cell table:style-name="ce1" office:value-type="float" office:value="165.07" calcext:value-type="float">
            <text:p>165.07</text:p>
          </table:table-cell>
          <table:table-cell table:style-name="ce1" office:value-type="float" office:value="188.67" calcext:value-type="float">
            <text:p>188.67</text:p>
          </table:table-cell>
          <table:table-cell table:style-name="ce1" office:value-type="float" office:value="3.874" calcext:value-type="float">
            <text:p>3.874</text:p>
          </table:table-cell>
          <table:table-cell table:style-name="ce1" office:value-type="float" office:value="7.971" calcext:value-type="float">
            <text:p>7.971</text:p>
          </table:table-cell>
          <table:table-cell office:value-type="float" office:value="2.722" calcext:value-type="float">
            <text:p>2.722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8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1.3218688" calcext:value-type="float">
            <text:p>1.3218688</text:p>
          </table:table-cell>
          <table:table-cell table:style-name="ce3" table:formula="of:=AVERAGE([.C5:.C24])/1000" office:value-type="float" office:value="0.182834" calcext:value-type="float">
            <text:p>0.182834</text:p>
          </table:table-cell>
          <table:table-cell table:style-name="ce3" table:formula="of:=AVERAGE([.D5:.D24])/1000" office:value-type="float" office:value="0.1568725" calcext:value-type="float">
            <text:p>0.1568725</text:p>
          </table:table-cell>
          <table:table-cell table:style-name="ce3" table:formula="of:=AVERAGE([.E5:.E24])/1000" office:value-type="float" office:value="0.1743605" calcext:value-type="float">
            <text:p>0.1743605</text:p>
          </table:table-cell>
          <table:table-cell table:style-name="ce3" table:formula="of:=AVERAGE([.F5:.F24])/1000" office:value-type="float" office:value="0.00789995" calcext:value-type="float">
            <text:p>0.00789995</text:p>
          </table:table-cell>
          <table:table-cell table:style-name="ce3" table:formula="of:=AVERAGE([.G5:.G24])/1000" office:value-type="float" office:value="0.0077745" calcext:value-type="float">
            <text:p>0.0077745</text:p>
          </table:table-cell>
          <table:table-cell table:style-name="ce3" table:formula="of:=AVERAGE([.H5:.H24])/1000000" office:value-type="float" office:value="0.0000045029" calcext:value-type="float">
            <text:p>4.5029E-06</text:p>
          </table:table-cell>
          <table:table-cell table:style-name="Default" table:number-columns-repeated="4"/>
          <table:table-cell table:style-name="ce1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088598996953809" calcext:value-type="float">
            <text:p>0.088598997</text:p>
          </table:table-cell>
          <table:table-cell table:style-name="ce3" table:formula="of:=STDEV([.C5:.C24])/1000" office:value-type="float" office:value="0.0122777982768213" calcext:value-type="float">
            <text:p>0.0122777983</text:p>
          </table:table-cell>
          <table:table-cell table:style-name="ce3" table:formula="of:=STDEV([.D5:.D24])/1000" office:value-type="float" office:value="0.00607749504752012" calcext:value-type="float">
            <text:p>0.006077495</text:p>
          </table:table-cell>
          <table:table-cell table:style-name="ce3" table:formula="of:=STDEV([.E5:.E24])/1000" office:value-type="float" office:value="0.00965309139193516" calcext:value-type="float">
            <text:p>0.0096530914</text:p>
          </table:table-cell>
          <table:table-cell table:style-name="ce3" table:formula="of:=STDEV([.F5:.F24])/1000" office:value-type="float" office:value="0.0018148007422884" calcext:value-type="float">
            <text:p>0.0018148007</text:p>
          </table:table-cell>
          <table:table-cell table:style-name="ce3" table:formula="of:=STDEV([.G5:.G24])/1000" office:value-type="float" office:value="0.000277523730611693" calcext:value-type="float">
            <text:p>0.0002775237</text:p>
          </table:table-cell>
          <table:table-cell table:style-name="ce3" table:formula="of:=STDEV([.H5:.H24])/1000000" office:value-type="float" office:value="0.00000241209502518585" calcext:value-type="float">
            <text:p>2.41209502518585E-06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6.70255602929799" calcext:value-type="float">
            <text:p>6.7025560293</text:p>
          </table:table-cell>
          <table:table-cell table:style-name="ce3" table:formula="of:=([.C27]/[.C26])*100" office:value-type="float" office:value="6.71527083410158" calcext:value-type="float">
            <text:p>6.7152708341</text:p>
          </table:table-cell>
          <table:table-cell table:style-name="ce3" table:formula="of:=([.D27]/[.D26])*100" office:value-type="float" office:value="3.87416216833423" calcext:value-type="float">
            <text:p>3.8741621683</text:p>
          </table:table-cell>
          <table:table-cell table:style-name="ce3" table:formula="of:=([.E27]/[.E26])*100" office:value-type="float" office:value="5.5362833852479" calcext:value-type="float">
            <text:p>5.5362833852</text:p>
          </table:table-cell>
          <table:table-cell table:style-name="ce3" table:formula="of:=([.F27]/[.F26])*100" office:value-type="float" office:value="22.972306689136" calcext:value-type="float">
            <text:p>22.9723066891</text:p>
          </table:table-cell>
          <table:table-cell table:style-name="ce3" table:formula="of:=([.G27]/[.G26])*100" office:value-type="float" office:value="3.56966661022179" calcext:value-type="float">
            <text:p>3.5696666102</text:p>
          </table:table-cell>
          <table:table-cell table:style-name="ce3" table:formula="of:=([.H27]/[.H26])*100" office:value-type="float" office:value="53.5675903348031" calcext:value-type="float">
            <text:p>53.5675903348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580.995632849493" calcext:value-type="float">
            <text:p>580.9956328495</text:p>
          </table:table-cell>
          <table:table-cell table:style-name="ce4" table:formula="of:=((2*384)/([.C26]*10^(-3)))/1000" office:value-type="float" office:value="4200.5316297844" calcext:value-type="float">
            <text:p>4200.5316297844</text:p>
          </table:table-cell>
          <table:table-cell table:style-name="ce4" table:formula="of:=((2*384)/([.D26]*10^(-3)))/1000" office:value-type="float" office:value="4895.69554893305" calcext:value-type="float">
            <text:p>4895.6955489331</text:p>
          </table:table-cell>
          <table:table-cell table:style-name="ce4" table:formula="of:=((2*384)/([.E26]*10^(-3)))/1000" office:value-type="float" office:value="4404.6673415137" calcext:value-type="float">
            <text:p>4404.6673415137</text:p>
          </table:table-cell>
          <table:table-cell table:style-name="ce4" table:formula="of:=((2*384)/([.F26]*10^(-3)))/1000" office:value-type="float" office:value="97215.8051633238" calcext:value-type="float">
            <text:p>97215.8051633238</text:p>
          </table:table-cell>
          <table:table-cell table:style-name="ce4" table:formula="of:=((2*384)/([.G26]*10^(-3)))/1000" office:value-type="float" office:value="98784.4877484083" calcext:value-type="float">
            <text:p>98784.4877484083</text:p>
          </table:table-cell>
          <table:table-cell table:style-name="ce4" table:formula="of:=(12/([.H26]*10^(-3)))/1000" office:value-type="float" office:value="2664949.2549246" calcext:value-type="float">
            <text:p>2664949.2549246</text:p>
          </table:table-cell>
          <table:table-cell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26]+[.D26]+[.E26]" office:value-type="float" office:value="0.514067" calcext:value-type="float">
            <text:p>0.514067</text:p>
          </table:table-cell>
          <table:table-cell table:number-columns-repeated="4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2" table:number-columns-repeated="5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1.32144" calcext:value-type="float">
            <text:p>1.32144</text:p>
          </table:table-cell>
          <table:table-cell table:style-name="ce1" office:value-type="float" office:value="273.9" calcext:value-type="float">
            <text:p>273.9</text:p>
          </table:table-cell>
          <table:table-cell table:style-name="ce1" office:value-type="float" office:value="193.08" calcext:value-type="float">
            <text:p>193.08</text:p>
          </table:table-cell>
          <table:table-cell table:style-name="ce1" office:value-type="float" office:value="168.88" calcext:value-type="float">
            <text:p>168.88</text:p>
          </table:table-cell>
          <table:table-cell table:style-name="ce1" office:value-type="float" office:value="11.942" calcext:value-type="float">
            <text:p>11.942</text:p>
          </table:table-cell>
          <table:table-cell table:style-name="ce1" office:value-type="float" office:value="10.756" calcext:value-type="float">
            <text:p>10.756</text:p>
          </table:table-cell>
          <table:table-cell table:style-name="ce1" office:value-type="float" office:value="2.722" calcext:value-type="float">
            <text:p>2.722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086" calcext:value-type="percentage">
            <text:p>90.86%</text:p>
          </table:table-cell>
          <table:table-cell table:style-name="ce12" office:value-type="percentage" office:value="0.2439" calcext:value-type="percentage">
            <text:p>24.39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1.32688" calcext:value-type="float">
            <text:p>1.32688</text:p>
          </table:table-cell>
          <table:table-cell table:style-name="ce1" office:value-type="float" office:value="270.24" calcext:value-type="float">
            <text:p>270.24</text:p>
          </table:table-cell>
          <table:table-cell table:style-name="ce1" office:value-type="float" office:value="178.23" calcext:value-type="float">
            <text:p>178.23</text:p>
          </table:table-cell>
          <table:table-cell table:style-name="ce1" office:value-type="float" office:value="157.22" calcext:value-type="float">
            <text:p>157.22</text:p>
          </table:table-cell>
          <table:table-cell table:style-name="ce1" office:value-type="float" office:value="10.917" calcext:value-type="float">
            <text:p>10.917</text:p>
          </table:table-cell>
          <table:table-cell table:style-name="ce1" office:value-type="float" office:value="9.985" calcext:value-type="float">
            <text:p>9.985</text:p>
          </table:table-cell>
          <table:table-cell table:style-name="ce1" office:value-type="float" office:value="2.081" calcext:value-type="float">
            <text:p>2.081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8" calcext:value-type="percentage">
            <text:p>98.00%</text:p>
          </table:table-cell>
          <table:table-cell table:style-name="ce12" office:value-type="percentage" office:value="0.8725" calcext:value-type="percentage">
            <text:p>87.25%</text:p>
          </table:table-cell>
          <table:table-cell table:style-name="ce6" office:value-type="percentage" office:value="0.724" calcext:value-type="percentage">
            <text:p>72.40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1.263584" calcext:value-type="float">
            <text:p>1.263584</text:p>
          </table:table-cell>
          <table:table-cell table:style-name="ce1" office:value-type="float" office:value="282.75" calcext:value-type="float">
            <text:p>282.75</text:p>
          </table:table-cell>
          <table:table-cell table:style-name="ce1" office:value-type="float" office:value="145.51" calcext:value-type="float">
            <text:p>145.51</text:p>
          </table:table-cell>
          <table:table-cell table:style-name="ce1" office:value-type="float" office:value="146.6" calcext:value-type="float">
            <text:p>146.6</text:p>
          </table:table-cell>
          <table:table-cell table:style-name="ce1" office:value-type="float" office:value="5.635" calcext:value-type="float">
            <text:p>5.635</text:p>
          </table:table-cell>
          <table:table-cell table:style-name="ce1" office:value-type="float" office:value="10.117" calcext:value-type="float">
            <text:p>10.117</text:p>
          </table:table-cell>
          <table:table-cell table:style-name="ce1" office:value-type="float" office:value="2.242" calcext:value-type="float">
            <text:p>2.242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614" calcext:value-type="percentage">
            <text:p>86.14%</text:p>
          </table:table-cell>
          <table:table-cell table:style-name="ce12" office:value-type="percentage" office:value="0.7106" calcext:value-type="percentage">
            <text:p>71.06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29264" calcext:value-type="float">
            <text:p>1.29264</text:p>
          </table:table-cell>
          <table:table-cell table:style-name="ce1" office:value-type="float" office:value="263.28" calcext:value-type="float">
            <text:p>263.28</text:p>
          </table:table-cell>
          <table:table-cell table:style-name="ce1" office:value-type="float" office:value="192.19" calcext:value-type="float">
            <text:p>192.19</text:p>
          </table:table-cell>
          <table:table-cell table:style-name="ce1" office:value-type="float" office:value="169.91" calcext:value-type="float">
            <text:p>169.91</text:p>
          </table:table-cell>
          <table:table-cell table:style-name="ce1" office:value-type="float" office:value="10.467" calcext:value-type="float">
            <text:p>10.467</text:p>
          </table:table-cell>
          <table:table-cell table:style-name="ce1" office:value-type="float" office:value="10.308" calcext:value-type="float">
            <text:p>10.308</text:p>
          </table:table-cell>
          <table:table-cell table:style-name="ce1" office:value-type="float" office:value="5.121" calcext:value-type="float">
            <text:p>5.121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/>
          <table:table-cell table:style-name="Default" office:value-type="float" office:value="1.54336" calcext:value-type="float">
            <text:p>1.54336</text:p>
          </table:table-cell>
          <table:table-cell table:style-name="ce1" office:value-type="float" office:value="266.99" calcext:value-type="float">
            <text:p>266.99</text:p>
          </table:table-cell>
          <table:table-cell table:style-name="ce1" office:value-type="float" office:value="192.78" calcext:value-type="float">
            <text:p>192.78</text:p>
          </table:table-cell>
          <table:table-cell table:style-name="ce1" office:value-type="float" office:value="168.9" calcext:value-type="float">
            <text:p>168.9</text:p>
          </table:table-cell>
          <table:table-cell table:style-name="ce1" office:value-type="float" office:value="14.279" calcext:value-type="float">
            <text:p>14.279</text:p>
          </table:table-cell>
          <table:table-cell table:style-name="ce1" office:value-type="float" office:value="10.599" calcext:value-type="float">
            <text:p>10.599</text:p>
          </table:table-cell>
          <table:table-cell table:style-name="ce1" office:value-type="float" office:value="4.738" calcext:value-type="float">
            <text:p>4.738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21584" calcext:value-type="float">
            <text:p>1.21584</text:p>
          </table:table-cell>
          <table:table-cell table:style-name="ce1" office:value-type="float" office:value="263.92" calcext:value-type="float">
            <text:p>263.92</text:p>
          </table:table-cell>
          <table:table-cell table:style-name="ce1" office:value-type="float" office:value="192.17" calcext:value-type="float">
            <text:p>192.17</text:p>
          </table:table-cell>
          <table:table-cell table:style-name="ce1" office:value-type="float" office:value="165.18" calcext:value-type="float">
            <text:p>165.18</text:p>
          </table:table-cell>
          <table:table-cell table:style-name="ce1" office:value-type="float" office:value="13.639" calcext:value-type="float">
            <text:p>13.639</text:p>
          </table:table-cell>
          <table:table-cell table:style-name="ce1" office:value-type="float" office:value="9.831" calcext:value-type="float">
            <text:p>9.831</text:p>
          </table:table-cell>
          <table:table-cell table:style-name="ce1" office:value-type="float" office:value="5.443" calcext:value-type="float">
            <text:p>5.443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39488" calcext:value-type="float">
            <text:p>1.39488</text:p>
          </table:table-cell>
          <table:table-cell table:style-name="ce2" office:value-type="float" office:value="263.16" calcext:value-type="float">
            <text:p>263.16</text:p>
          </table:table-cell>
          <table:table-cell table:style-name="ce2" office:value-type="float" office:value="191.8" calcext:value-type="float">
            <text:p>191.8</text:p>
          </table:table-cell>
          <table:table-cell table:style-name="ce1" office:value-type="float" office:value="165.68" calcext:value-type="float">
            <text:p>165.68</text:p>
          </table:table-cell>
          <table:table-cell table:style-name="ce1" office:value-type="float" office:value="12.292" calcext:value-type="float">
            <text:p>12.292</text:p>
          </table:table-cell>
          <table:table-cell table:style-name="ce1" office:value-type="float" office:value="9.828" calcext:value-type="float">
            <text:p>9.828</text:p>
          </table:table-cell>
          <table:table-cell table:style-name="ce1" office:value-type="float" office:value="5.058" calcext:value-type="float">
            <text:p>5.058</text:p>
          </table:table-cell>
          <table:table-cell table:style-name="ce2" table:number-columns-repeated="7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number-columns-repeated="997"/>
        </table:table-row>
        <table:table-row table:style-name="ro1">
          <table:table-cell/>
          <table:table-cell table:style-name="Default" office:value-type="float" office:value="1.40304" calcext:value-type="float">
            <text:p>1.40304</text:p>
          </table:table-cell>
          <table:table-cell table:style-name="ce1" office:value-type="float" office:value="271.43" calcext:value-type="float">
            <text:p>271.43</text:p>
          </table:table-cell>
          <table:table-cell table:style-name="ce1" office:value-type="float" office:value="177.89" calcext:value-type="float">
            <text:p>177.89</text:p>
          </table:table-cell>
          <table:table-cell table:style-name="ce1" office:value-type="float" office:value="157.7" calcext:value-type="float">
            <text:p>157.7</text:p>
          </table:table-cell>
          <table:table-cell table:style-name="ce1" office:value-type="float" office:value="12.067" calcext:value-type="float">
            <text:p>12.067</text:p>
          </table:table-cell>
          <table:table-cell table:style-name="ce1" office:value-type="float" office:value="9.986" calcext:value-type="float">
            <text:p>9.986</text:p>
          </table:table-cell>
          <table:table-cell table:style-name="ce1" office:value-type="float" office:value="2.432" calcext:value-type="float">
            <text:p>2.432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/>
          <table:table-cell table:style-name="Default" office:value-type="float" office:value="1.3408" calcext:value-type="float">
            <text:p>1.3408</text:p>
          </table:table-cell>
          <table:table-cell table:style-name="ce2" office:value-type="float" office:value="264.07" calcext:value-type="float">
            <text:p>264.07</text:p>
          </table:table-cell>
          <table:table-cell table:style-name="ce2" office:value-type="float" office:value="191.36" calcext:value-type="float">
            <text:p>191.36</text:p>
          </table:table-cell>
          <table:table-cell table:style-name="ce2" office:value-type="float" office:value="166.68" calcext:value-type="float">
            <text:p>166.68</text:p>
          </table:table-cell>
          <table:table-cell table:style-name="ce2" office:value-type="float" office:value="12.807" calcext:value-type="float">
            <text:p>12.807</text:p>
          </table:table-cell>
          <table:table-cell table:style-name="ce2" office:value-type="float" office:value="10.117" calcext:value-type="float">
            <text:p>10.117</text:p>
          </table:table-cell>
          <table:table-cell table:style-name="ce1" office:value-type="float" office:value="5.57" calcext:value-type="float">
            <text:p>5.57</text:p>
          </table:table-cell>
          <table:table-cell table:style-name="ce2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14016" calcext:value-type="float">
            <text:p>1.14016</text:p>
          </table:table-cell>
          <table:table-cell table:style-name="ce2" office:value-type="float" office:value="269.95" calcext:value-type="float">
            <text:p>269.95</text:p>
          </table:table-cell>
          <table:table-cell table:style-name="ce2" office:value-type="float" office:value="178.96" calcext:value-type="float">
            <text:p>178.96</text:p>
          </table:table-cell>
          <table:table-cell table:style-name="ce2" office:value-type="float" office:value="156.71" calcext:value-type="float">
            <text:p>156.71</text:p>
          </table:table-cell>
          <table:table-cell table:style-name="ce2" office:value-type="float" office:value="11.077" calcext:value-type="float">
            <text:p>11.077</text:p>
          </table:table-cell>
          <table:table-cell table:style-name="ce2" office:value-type="float" office:value="10.469" calcext:value-type="float">
            <text:p>10.469</text:p>
          </table:table-cell>
          <table:table-cell table:style-name="ce1" office:value-type="float" office:value="4.866" calcext:value-type="float">
            <text:p>4.866</text:p>
          </table:table-cell>
          <table:table-cell table:style-name="ce2" table:number-columns-repeated="10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2.33728" calcext:value-type="float">
            <text:p>2.33728</text:p>
          </table:table-cell>
          <table:table-cell table:style-name="ce2" office:value-type="float" office:value="280.67" calcext:value-type="float">
            <text:p>280.67</text:p>
          </table:table-cell>
          <table:table-cell table:style-name="ce2" office:value-type="float" office:value="146.69" calcext:value-type="float">
            <text:p>146.69</text:p>
          </table:table-cell>
          <table:table-cell table:style-name="ce2" office:value-type="float" office:value="143.84" calcext:value-type="float">
            <text:p>143.84</text:p>
          </table:table-cell>
          <table:table-cell table:style-name="ce2" office:value-type="float" office:value="5.73" calcext:value-type="float">
            <text:p>5.73</text:p>
          </table:table-cell>
          <table:table-cell table:style-name="ce2" office:value-type="float" office:value="10.118" calcext:value-type="float">
            <text:p>10.118</text:p>
          </table:table-cell>
          <table:table-cell table:style-name="ce2" office:value-type="float" office:value="2.305" calcext:value-type="float">
            <text:p>2.305</text:p>
          </table:table-cell>
          <table:table-cell table:style-name="ce2" table:number-columns-repeated="11"/>
          <table:table-cell table:style-name="ce1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389472" calcext:value-type="float">
            <text:p>1.389472</text:p>
          </table:table-cell>
          <table:table-cell table:style-name="ce2" office:value-type="float" office:value="261.71" calcext:value-type="float">
            <text:p>261.71</text:p>
          </table:table-cell>
          <table:table-cell table:style-name="ce2" office:value-type="float" office:value="192.59" calcext:value-type="float">
            <text:p>192.59</text:p>
          </table:table-cell>
          <table:table-cell table:style-name="ce2" office:value-type="float" office:value="167.37" calcext:value-type="float">
            <text:p>167.37</text:p>
          </table:table-cell>
          <table:table-cell table:style-name="ce2" office:value-type="float" office:value="11.204" calcext:value-type="float">
            <text:p>11.204</text:p>
          </table:table-cell>
          <table:table-cell table:style-name="ce2" office:value-type="float" office:value="10.243" calcext:value-type="float">
            <text:p>10.243</text:p>
          </table:table-cell>
          <table:table-cell table:style-name="ce2" office:value-type="float" office:value="5.155" calcext:value-type="float">
            <text:p>5.155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31104" calcext:value-type="float">
            <text:p>1.31104</text:p>
          </table:table-cell>
          <table:table-cell table:style-name="ce2" office:value-type="float" office:value="264.74" calcext:value-type="float">
            <text:p>264.74</text:p>
          </table:table-cell>
          <table:table-cell table:style-name="ce2" office:value-type="float" office:value="191.17" calcext:value-type="float">
            <text:p>191.17</text:p>
          </table:table-cell>
          <table:table-cell table:style-name="ce2" office:value-type="float" office:value="165.62" calcext:value-type="float">
            <text:p>165.62</text:p>
          </table:table-cell>
          <table:table-cell table:style-name="ce2" office:value-type="float" office:value="9.477" calcext:value-type="float">
            <text:p>9.477</text:p>
          </table:table-cell>
          <table:table-cell table:style-name="ce2" office:value-type="float" office:value="10.151" calcext:value-type="float">
            <text:p>10.151</text:p>
          </table:table-cell>
          <table:table-cell table:style-name="ce2" office:value-type="float" office:value="2.657" calcext:value-type="float">
            <text:p>2.657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29264" calcext:value-type="float">
            <text:p>1.29264</text:p>
          </table:table-cell>
          <table:table-cell table:style-name="ce2" office:value-type="float" office:value="279.73" calcext:value-type="float">
            <text:p>279.73</text:p>
          </table:table-cell>
          <table:table-cell table:style-name="ce2" office:value-type="float" office:value="186.12" calcext:value-type="float">
            <text:p>186.12</text:p>
          </table:table-cell>
          <table:table-cell table:style-name="ce2" office:value-type="float" office:value="164.1" calcext:value-type="float">
            <text:p>164.1</text:p>
          </table:table-cell>
          <table:table-cell table:style-name="ce2" office:value-type="float" office:value="5.445" calcext:value-type="float">
            <text:p>5.445</text:p>
          </table:table-cell>
          <table:table-cell table:style-name="ce2" office:value-type="float" office:value="14.951" calcext:value-type="float">
            <text:p>14.951</text:p>
          </table:table-cell>
          <table:table-cell table:style-name="ce2" office:value-type="float" office:value="5.602" calcext:value-type="float">
            <text:p>5.602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37952" calcext:value-type="float">
            <text:p>1.37952</text:p>
          </table:table-cell>
          <table:table-cell table:style-name="ce2" office:value-type="float" office:value="271.42" calcext:value-type="float">
            <text:p>271.42</text:p>
          </table:table-cell>
          <table:table-cell table:style-name="ce2" office:value-type="float" office:value="197.56" calcext:value-type="float">
            <text:p>197.56</text:p>
          </table:table-cell>
          <table:table-cell table:style-name="ce2" office:value-type="float" office:value="167.02" calcext:value-type="float">
            <text:p>167.02</text:p>
          </table:table-cell>
          <table:table-cell table:style-name="ce2" office:value-type="float" office:value="13.414" calcext:value-type="float">
            <text:p>13.414</text:p>
          </table:table-cell>
          <table:table-cell table:style-name="ce2" office:value-type="float" office:value="9.571" calcext:value-type="float">
            <text:p>9.571</text:p>
          </table:table-cell>
          <table:table-cell table:style-name="ce2" office:value-type="float" office:value="2.561" calcext:value-type="float">
            <text:p>2.561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44336" calcext:value-type="float">
            <text:p>1.44336</text:p>
          </table:table-cell>
          <table:table-cell table:style-name="ce1" office:value-type="float" office:value="270.21" calcext:value-type="float">
            <text:p>270.21</text:p>
          </table:table-cell>
          <table:table-cell table:style-name="ce1" office:value-type="float" office:value="150.28" calcext:value-type="float">
            <text:p>150.28</text:p>
          </table:table-cell>
          <table:table-cell table:style-name="ce1" office:value-type="float" office:value="147.43" calcext:value-type="float">
            <text:p>147.43</text:p>
          </table:table-cell>
          <table:table-cell table:style-name="ce1" office:value-type="float" office:value="5.187" calcext:value-type="float">
            <text:p>5.187</text:p>
          </table:table-cell>
          <table:table-cell table:style-name="ce1" office:value-type="float" office:value="10.375" calcext:value-type="float">
            <text:p>10.375</text:p>
          </table:table-cell>
          <table:table-cell table:style-name="ce2" office:value-type="float" office:value="2.177" calcext:value-type="float">
            <text:p>2.177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298944" calcext:value-type="float">
            <text:p>1.298944</text:p>
          </table:table-cell>
          <table:table-cell table:style-name="ce1" office:value-type="float" office:value="279.52" calcext:value-type="float">
            <text:p>279.52</text:p>
          </table:table-cell>
          <table:table-cell table:style-name="ce1" office:value-type="float" office:value="147.82" calcext:value-type="float">
            <text:p>147.82</text:p>
          </table:table-cell>
          <table:table-cell table:style-name="ce1" office:value-type="float" office:value="143.94" calcext:value-type="float">
            <text:p>143.94</text:p>
          </table:table-cell>
          <table:table-cell table:style-name="ce1" office:value-type="float" office:value="5.026" calcext:value-type="float">
            <text:p>5.026</text:p>
          </table:table-cell>
          <table:table-cell table:style-name="ce1" office:value-type="float" office:value="10.212" calcext:value-type="float">
            <text:p>10.212</text:p>
          </table:table-cell>
          <table:table-cell table:style-name="ce2" office:value-type="float" office:value="1.984" calcext:value-type="float">
            <text:p>1.984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5152" calcext:value-type="float">
            <text:p>1.5152</text:p>
          </table:table-cell>
          <table:table-cell table:style-name="ce1" office:value-type="float" office:value="262.31" calcext:value-type="float">
            <text:p>262.31</text:p>
          </table:table-cell>
          <table:table-cell table:style-name="ce1" office:value-type="float" office:value="193.39" calcext:value-type="float">
            <text:p>193.39</text:p>
          </table:table-cell>
          <table:table-cell table:style-name="ce1" office:value-type="float" office:value="169.48" calcext:value-type="float">
            <text:p>169.48</text:p>
          </table:table-cell>
          <table:table-cell table:style-name="ce1" office:value-type="float" office:value="11.526" calcext:value-type="float">
            <text:p>11.526</text:p>
          </table:table-cell>
          <table:table-cell table:style-name="ce1" office:value-type="float" office:value="9.986" calcext:value-type="float">
            <text:p>9.986</text:p>
          </table:table-cell>
          <table:table-cell table:style-name="ce1" office:value-type="float" office:value="2.849" calcext:value-type="float">
            <text:p>2.849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1.28656" calcext:value-type="float">
            <text:p>1.28656</text:p>
          </table:table-cell>
          <table:table-cell table:style-name="ce1" office:value-type="float" office:value="269.32" calcext:value-type="float">
            <text:p>269.32</text:p>
          </table:table-cell>
          <table:table-cell table:style-name="ce1" office:value-type="float" office:value="191.36" calcext:value-type="float">
            <text:p>191.36</text:p>
          </table:table-cell>
          <table:table-cell table:style-name="ce1" office:value-type="float" office:value="168.75" calcext:value-type="float">
            <text:p>168.75</text:p>
          </table:table-cell>
          <table:table-cell table:style-name="ce1" office:value-type="float" office:value="12.968" calcext:value-type="float">
            <text:p>12.968</text:p>
          </table:table-cell>
          <table:table-cell table:style-name="ce1" office:value-type="float" office:value="10.824" calcext:value-type="float">
            <text:p>10.824</text:p>
          </table:table-cell>
          <table:table-cell office:value-type="float" office:value="2.785" calcext:value-type="float">
            <text:p>2.785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34048" calcext:value-type="float">
            <text:p>1.34048</text:p>
          </table:table-cell>
          <table:table-cell table:style-name="ce1" office:value-type="float" office:value="261.96" calcext:value-type="float">
            <text:p>261.96</text:p>
          </table:table-cell>
          <table:table-cell table:style-name="ce1" office:value-type="float" office:value="192.02" calcext:value-type="float">
            <text:p>192.02</text:p>
          </table:table-cell>
          <table:table-cell table:style-name="ce1" office:value-type="float" office:value="168.26" calcext:value-type="float">
            <text:p>168.26</text:p>
          </table:table-cell>
          <table:table-cell table:style-name="ce1" office:value-type="float" office:value="14.213" calcext:value-type="float">
            <text:p>14.213</text:p>
          </table:table-cell>
          <table:table-cell table:style-name="ce1" office:value-type="float" office:value="10.215" calcext:value-type="float">
            <text:p>10.215</text:p>
          </table:table-cell>
          <table:table-cell office:value-type="float" office:value="5.794" calcext:value-type="float">
            <text:p>5.794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1.391856" calcext:value-type="float">
            <text:p>1.391856</text:p>
          </table:table-cell>
          <table:table-cell table:style-name="ce3" table:formula="of:=AVERAGE([.C36:.C55])/1000" office:value-type="float" office:value="0.269564" calcext:value-type="float">
            <text:p>0.269564</text:p>
          </table:table-cell>
          <table:table-cell table:style-name="ce3" table:formula="of:=AVERAGE([.D36:.D55])/1000" office:value-type="float" office:value="0.1811485" calcext:value-type="float">
            <text:p>0.1811485</text:p>
          </table:table-cell>
          <table:table-cell table:style-name="ce3" table:formula="of:=AVERAGE([.E36:.E55])/1000" office:value-type="float" office:value="0.1614635" calcext:value-type="float">
            <text:p>0.1614635</text:p>
          </table:table-cell>
          <table:table-cell table:style-name="ce3" table:formula="of:=AVERAGE([.F36:.F55])/1000" office:value-type="float" office:value="0.0104656" calcext:value-type="float">
            <text:p>0.0104656</text:p>
          </table:table-cell>
          <table:table-cell table:style-name="ce3" table:formula="of:=AVERAGE([.G36:.G55])/1000" office:value-type="float" office:value="0.0104321" calcext:value-type="float">
            <text:p>0.0104321</text:p>
          </table:table-cell>
          <table:table-cell table:style-name="ce3" table:formula="of:=AVERAGE([.H36:.H55])/1000" office:value-type="float" office:value="0.0037071" calcext:value-type="float">
            <text:p>0.0037071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241278388267687" calcext:value-type="float">
            <text:p>0.2412783883</text:p>
          </table:table-cell>
          <table:table-cell table:style-name="ce3" table:formula="of:=STDEV([.C36:.C55])" office:value-type="float" office:value="6.77089545504566" calcext:value-type="float">
            <text:p>6.770895455</text:p>
          </table:table-cell>
          <table:table-cell table:style-name="ce3" table:formula="of:=STDEV([.D36:.D55])/1000" office:value-type="float" office:value="0.01803731374416" calcext:value-type="float">
            <text:p>0.0180373137</text:p>
          </table:table-cell>
          <table:table-cell table:style-name="ce3" table:formula="of:=STDEV([.E36:.E55])/1000" office:value-type="float" office:value="0.00913144323348264" calcext:value-type="float">
            <text:p>0.0091314432</text:p>
          </table:table-cell>
          <table:table-cell table:style-name="ce3" table:formula="of:=STDEV([.F36:.F55])/1000" office:value-type="float" office:value="0.00323482019999811" calcext:value-type="float">
            <text:p>0.0032348202</text:p>
          </table:table-cell>
          <table:table-cell table:style-name="ce3" table:formula="of:=STDEV([.G36:.G55])/1000" office:value-type="float" office:value="0.00110739333096858" calcext:value-type="float">
            <text:p>0.0011073933</text:p>
          </table:table-cell>
          <table:table-cell table:style-name="ce3" table:formula="of:=STDEV([.H36:.H55])/1000" office:value-type="float" office:value="0.00147651527519858" calcext:value-type="float">
            <text:p>0.0014765153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17.3350108249479" calcext:value-type="float">
            <text:p>17.3350108249</text:p>
          </table:table-cell>
          <table:table-cell table:style-name="ce3" table:formula="of:=([.C58]/[.C57])*100" office:value-type="float" office:value="2511.79514143048" calcext:value-type="float">
            <text:p>2511.7951414305</text:p>
          </table:table-cell>
          <table:table-cell table:style-name="ce3" table:formula="of:=([.D58]/[.D57])*100" office:value-type="float" office:value="9.95719740663599" calcext:value-type="float">
            <text:p>9.9571974066</text:p>
          </table:table-cell>
          <table:table-cell table:style-name="ce3" table:formula="of:=([.E58]/[.E57])*100" office:value-type="float" office:value="5.65542257753773" calcext:value-type="float">
            <text:p>5.6554225775</text:p>
          </table:table-cell>
          <table:table-cell table:style-name="ce3" table:formula="of:=([.F58]/[.F57])*100" office:value-type="float" office:value="30.9090754471612" calcext:value-type="float">
            <text:p>30.9090754472</text:p>
          </table:table-cell>
          <table:table-cell table:style-name="ce3" table:formula="of:=([.G58]/[.G57])*100" office:value-type="float" office:value="10.6152484252315" calcext:value-type="float">
            <text:p>10.6152484252</text:p>
          </table:table-cell>
          <table:table-cell table:style-name="ce3" table:formula="of:=([.H58]/[.H57])*100" office:value-type="float" office:value="39.829388880758" calcext:value-type="float">
            <text:p>39.8293888808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827.671828120151" calcext:value-type="float">
            <text:p>827.6718281202</text:p>
          </table:table-cell>
          <table:table-cell table:style-name="ce4" table:formula="of:=((3*384)/([.C57]*10^(-3)))/1000" office:value-type="float" office:value="4273.56768707988" calcext:value-type="float">
            <text:p>4273.5676870799</text:p>
          </table:table-cell>
          <table:table-cell table:style-name="ce4" table:formula="of:=((3*384)/([.D57]*10^(-3)))/1000" office:value-type="float" office:value="6359.4233460393" calcext:value-type="float">
            <text:p>6359.4233460393</text:p>
          </table:table-cell>
          <table:table-cell table:style-name="ce4" table:formula="of:=((3*384)/([.E57]*10^(-3)))/1000" office:value-type="float" office:value="7134.73943027372" calcext:value-type="float">
            <text:p>7134.7394302737</text:p>
          </table:table-cell>
          <table:table-cell table:style-name="ce4" table:formula="of:=((3*384)/([.F57]*10^(-3)))/1000" office:value-type="float" office:value="110074.912092952" calcext:value-type="float">
            <text:p>110074.912092952</text:p>
          </table:table-cell>
          <table:table-cell table:style-name="ce4" table:formula="of:=((3*384)/([.G57]*10^(-3)))/1000" office:value-type="float" office:value="110428.389298415" calcext:value-type="float">
            <text:p>110428.389298415</text:p>
          </table:table-cell>
          <table:table-cell table:style-name="ce4" table:formula="of:=((3*384)/([.H57]*10^(-3)))/1000" office:value-type="float" office:value="310755.037630493" calcext:value-type="float">
            <text:p>310755.037630493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1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1" table:formula="of:=[.C57]+[.D57]+[.E57]" office:value-type="float" office:value="0.612176" calcext:value-type="float">
            <text:p>0.612176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6712" calcext:value-type="float">
            <text:p>1.6712</text:p>
          </table:table-cell>
          <table:table-cell table:style-name="ce1" office:value-type="float" office:value="959.93" calcext:value-type="float">
            <text:p>959.93</text:p>
          </table:table-cell>
          <table:table-cell table:style-name="ce1" office:value-type="float" office:value="387.17" calcext:value-type="float">
            <text:p>387.17</text:p>
          </table:table-cell>
          <table:table-cell table:style-name="ce1" office:value-type="float" office:value="231.88" calcext:value-type="float">
            <text:p>231.88</text:p>
          </table:table-cell>
          <table:table-cell table:style-name="ce1" office:value-type="float" office:value="36.655" calcext:value-type="float">
            <text:p>36.655</text:p>
          </table:table-cell>
          <table:table-cell table:style-name="ce1" office:value-type="float" office:value="10.596" calcext:value-type="float">
            <text:p>10.596</text:p>
          </table:table-cell>
          <table:table-cell table:style-name="ce1" office:value-type="float" office:value="16.039" calcext:value-type="float">
            <text:p>16.039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517" calcext:value-type="percentage">
            <text:p>95.17%</text:p>
          </table:table-cell>
          <table:table-cell table:style-name="ce12" office:value-type="percentage" office:value="0.4843" calcext:value-type="percentage">
            <text:p>48.43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32688" calcext:value-type="float">
            <text:p>1.32688</text:p>
          </table:table-cell>
          <table:table-cell table:style-name="ce1" office:value-type="float" office:value="947.18" calcext:value-type="float">
            <text:p>947.18</text:p>
          </table:table-cell>
          <table:table-cell table:style-name="ce1" office:value-type="float" office:value="382.64" calcext:value-type="float">
            <text:p>382.64</text:p>
          </table:table-cell>
          <table:table-cell table:style-name="ce1" office:value-type="float" office:value="231.21" calcext:value-type="float">
            <text:p>231.21</text:p>
          </table:table-cell>
          <table:table-cell table:style-name="ce1" office:value-type="float" office:value="36.561" calcext:value-type="float">
            <text:p>36.561</text:p>
          </table:table-cell>
          <table:table-cell table:style-name="ce1" office:value-type="float" office:value="10.243" calcext:value-type="float">
            <text:p>10.243</text:p>
          </table:table-cell>
          <table:table-cell table:style-name="ce1" office:value-type="float" office:value="15.687" calcext:value-type="float">
            <text:p>15.687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4" calcext:value-type="percentage">
            <text:p>94.00%</text:p>
          </table:table-cell>
          <table:table-cell table:style-name="ce12" office:value-type="percentage" office:value="0.9383" calcext:value-type="percentage">
            <text:p>93.83%</text:p>
          </table:table-cell>
          <table:table-cell table:style-name="ce6" office:value-type="percentage" office:value="0.8235" calcext:value-type="percentage">
            <text:p>82.35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263584" calcext:value-type="float">
            <text:p>1.263584</text:p>
          </table:table-cell>
          <table:table-cell table:style-name="ce1" office:value-type="float" office:value="993.38" calcext:value-type="float">
            <text:p>993.38</text:p>
          </table:table-cell>
          <table:table-cell table:style-name="ce1" office:value-type="float" office:value="392.42" calcext:value-type="float">
            <text:p>392.42</text:p>
          </table:table-cell>
          <table:table-cell table:style-name="ce1" office:value-type="float" office:value="232.59" calcext:value-type="float">
            <text:p>232.59</text:p>
          </table:table-cell>
          <table:table-cell table:style-name="ce1" office:value-type="float" office:value="36.146" calcext:value-type="float">
            <text:p>36.146</text:p>
          </table:table-cell>
          <table:table-cell table:style-name="ce1" office:value-type="float" office:value="10.085" calcext:value-type="float">
            <text:p>10.085</text:p>
          </table:table-cell>
          <table:table-cell table:style-name="ce1" office:value-type="float" office:value="15.527" calcext:value-type="float">
            <text:p>15.527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0.94" calcext:value-type="percentage">
            <text:p>94.00%</text:p>
          </table:table-cell>
          <table:table-cell table:style-name="ce12" office:value-type="percentage" office:value="0.8873" calcext:value-type="percentage">
            <text:p>88.73%</text:p>
          </table:table-cell>
          <table:table-cell table:style-name="ce12" office:value-type="percentage" office:value="0.8253" calcext:value-type="percentage">
            <text:p>82.53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29264" calcext:value-type="float">
            <text:p>1.29264</text:p>
          </table:table-cell>
          <table:table-cell table:style-name="ce1" office:value-type="float" office:value="934.62" calcext:value-type="float">
            <text:p>934.62</text:p>
          </table:table-cell>
          <table:table-cell table:style-name="ce1" office:value-type="float" office:value="394.05" calcext:value-type="float">
            <text:p>394.05</text:p>
          </table:table-cell>
          <table:table-cell table:style-name="ce1" office:value-type="float" office:value="233.28" calcext:value-type="float">
            <text:p>233.28</text:p>
          </table:table-cell>
          <table:table-cell table:style-name="ce1" office:value-type="float" office:value="36.015" calcext:value-type="float">
            <text:p>36.015</text:p>
          </table:table-cell>
          <table:table-cell table:style-name="ce1" office:value-type="float" office:value="9.892" calcext:value-type="float">
            <text:p>9.892</text:p>
          </table:table-cell>
          <table:table-cell table:style-name="ce1" office:value-type="float" office:value="15.976" calcext:value-type="float">
            <text:p>15.976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.54336" calcext:value-type="float">
            <text:p>1.54336</text:p>
          </table:table-cell>
          <table:table-cell table:style-name="ce1" office:value-type="float" office:value="1460.6" calcext:value-type="float">
            <text:p>1460.6</text:p>
          </table:table-cell>
          <table:table-cell table:style-name="ce1" office:value-type="float" office:value="692.75" calcext:value-type="float">
            <text:p>692.75</text:p>
          </table:table-cell>
          <table:table-cell table:style-name="ce1" office:value-type="float" office:value="421.18" calcext:value-type="float">
            <text:p>421.18</text:p>
          </table:table-cell>
          <table:table-cell table:style-name="ce1" office:value-type="float" office:value="31.664" calcext:value-type="float">
            <text:p>31.664</text:p>
          </table:table-cell>
          <table:table-cell table:style-name="ce1" office:value-type="float" office:value="10.405" calcext:value-type="float">
            <text:p>10.405</text:p>
          </table:table-cell>
          <table:table-cell table:style-name="ce1" office:value-type="float" office:value="16.649" calcext:value-type="float">
            <text:p>16.64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1584" calcext:value-type="float">
            <text:p>1.21584</text:p>
          </table:table-cell>
          <table:table-cell table:style-name="ce1" office:value-type="float" office:value="974.11" calcext:value-type="float">
            <text:p>974.11</text:p>
          </table:table-cell>
          <table:table-cell table:style-name="ce1" office:value-type="float" office:value="393.14" calcext:value-type="float">
            <text:p>393.14</text:p>
          </table:table-cell>
          <table:table-cell table:style-name="ce1" office:value-type="float" office:value="233.96" calcext:value-type="float">
            <text:p>233.96</text:p>
          </table:table-cell>
          <table:table-cell table:style-name="ce1" office:value-type="float" office:value="36.273" calcext:value-type="float">
            <text:p>36.273</text:p>
          </table:table-cell>
          <table:table-cell table:style-name="ce1" office:value-type="float" office:value="10.374" calcext:value-type="float">
            <text:p>10.374</text:p>
          </table:table-cell>
          <table:table-cell table:style-name="ce1" office:value-type="float" office:value="10.885" calcext:value-type="float">
            <text:p>10.88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39488" calcext:value-type="float">
            <text:p>1.39488</text:p>
          </table:table-cell>
          <table:table-cell table:style-name="ce2" office:value-type="float" office:value="928.51" calcext:value-type="float">
            <text:p>928.51</text:p>
          </table:table-cell>
          <table:table-cell table:style-name="ce2" office:value-type="float" office:value="387.61" calcext:value-type="float">
            <text:p>387.61</text:p>
          </table:table-cell>
          <table:table-cell table:style-name="ce1" office:value-type="float" office:value="231.69" calcext:value-type="float">
            <text:p>231.69</text:p>
          </table:table-cell>
          <table:table-cell table:style-name="ce1" office:value-type="float" office:value="36.69" calcext:value-type="float">
            <text:p>36.69</text:p>
          </table:table-cell>
          <table:table-cell table:style-name="ce1" office:value-type="float" office:value="10.085" calcext:value-type="float">
            <text:p>10.085</text:p>
          </table:table-cell>
          <table:table-cell table:style-name="ce1" office:value-type="float" office:value="9.445" calcext:value-type="float">
            <text:p>9.445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.40304" calcext:value-type="float">
            <text:p>1.40304</text:p>
          </table:table-cell>
          <table:table-cell table:style-name="ce1" office:value-type="float" office:value="982.4" calcext:value-type="float">
            <text:p>982.4</text:p>
          </table:table-cell>
          <table:table-cell table:style-name="ce1" office:value-type="float" office:value="389.16" calcext:value-type="float">
            <text:p>389.16</text:p>
          </table:table-cell>
          <table:table-cell table:style-name="ce1" office:value-type="float" office:value="233.22" calcext:value-type="float">
            <text:p>233.22</text:p>
          </table:table-cell>
          <table:table-cell table:style-name="ce1" office:value-type="float" office:value="36.142" calcext:value-type="float">
            <text:p>36.142</text:p>
          </table:table-cell>
          <table:table-cell table:style-name="ce1" office:value-type="float" office:value="10.116" calcext:value-type="float">
            <text:p>10.116</text:p>
          </table:table-cell>
          <table:table-cell table:style-name="ce1" office:value-type="float" office:value="15.558" calcext:value-type="float">
            <text:p>15.558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.3408" calcext:value-type="float">
            <text:p>1.3408</text:p>
          </table:table-cell>
          <table:table-cell table:style-name="ce2" office:value-type="float" office:value="978.27" calcext:value-type="float">
            <text:p>978.27</text:p>
          </table:table-cell>
          <table:table-cell table:style-name="ce2" office:value-type="float" office:value="391.75" calcext:value-type="float">
            <text:p>391.75</text:p>
          </table:table-cell>
          <table:table-cell table:style-name="ce2" office:value-type="float" office:value="232.55" calcext:value-type="float">
            <text:p>232.55</text:p>
          </table:table-cell>
          <table:table-cell table:style-name="ce2" office:value-type="float" office:value="36.59" calcext:value-type="float">
            <text:p>36.59</text:p>
          </table:table-cell>
          <table:table-cell table:style-name="ce2" office:value-type="float" office:value="10.375" calcext:value-type="float">
            <text:p>10.375</text:p>
          </table:table-cell>
          <table:table-cell table:style-name="ce1" office:value-type="float" office:value="16.007" calcext:value-type="float">
            <text:p>16.00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14016" calcext:value-type="float">
            <text:p>1.14016</text:p>
          </table:table-cell>
          <table:table-cell table:style-name="ce2" office:value-type="float" office:value="992.9" calcext:value-type="float">
            <text:p>992.9</text:p>
          </table:table-cell>
          <table:table-cell table:style-name="ce2" office:value-type="float" office:value="394.53" calcext:value-type="float">
            <text:p>394.53</text:p>
          </table:table-cell>
          <table:table-cell table:style-name="ce2" office:value-type="float" office:value="234.16" calcext:value-type="float">
            <text:p>234.16</text:p>
          </table:table-cell>
          <table:table-cell table:style-name="ce2" office:value-type="float" office:value="36.017" calcext:value-type="float">
            <text:p>36.017</text:p>
          </table:table-cell>
          <table:table-cell table:style-name="ce2" office:value-type="float" office:value="10.023" calcext:value-type="float">
            <text:p>10.023</text:p>
          </table:table-cell>
          <table:table-cell table:style-name="ce1" office:value-type="float" office:value="9.221" calcext:value-type="float">
            <text:p>9.22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33728" calcext:value-type="float">
            <text:p>2.33728</text:p>
          </table:table-cell>
          <table:table-cell table:style-name="ce2" office:value-type="float" office:value="1294.7" calcext:value-type="float">
            <text:p>1294.7</text:p>
          </table:table-cell>
          <table:table-cell table:style-name="ce2" office:value-type="float" office:value="622.41" calcext:value-type="float">
            <text:p>622.41</text:p>
          </table:table-cell>
          <table:table-cell table:style-name="ce2" office:value-type="float" office:value="344.9" calcext:value-type="float">
            <text:p>344.9</text:p>
          </table:table-cell>
          <table:table-cell table:style-name="ce2" office:value-type="float" office:value="35.856" calcext:value-type="float">
            <text:p>35.856</text:p>
          </table:table-cell>
          <table:table-cell table:style-name="ce2" office:value-type="float" office:value="9.989" calcext:value-type="float">
            <text:p>9.989</text:p>
          </table:table-cell>
          <table:table-cell table:style-name="ce2" office:value-type="float" office:value="4.001" calcext:value-type="float">
            <text:p>4.00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389472" calcext:value-type="float">
            <text:p>1.389472</text:p>
          </table:table-cell>
          <table:table-cell table:style-name="ce2" office:value-type="float" office:value="934.02" calcext:value-type="float">
            <text:p>934.02</text:p>
          </table:table-cell>
          <table:table-cell table:style-name="ce2" office:value-type="float" office:value="384.47" calcext:value-type="float">
            <text:p>384.47</text:p>
          </table:table-cell>
          <table:table-cell table:style-name="ce2" office:value-type="float" office:value="232.34" calcext:value-type="float">
            <text:p>232.34</text:p>
          </table:table-cell>
          <table:table-cell table:style-name="ce2" office:value-type="float" office:value="36.145" calcext:value-type="float">
            <text:p>36.145</text:p>
          </table:table-cell>
          <table:table-cell table:style-name="ce2" office:value-type="float" office:value="10.438" calcext:value-type="float">
            <text:p>10.438</text:p>
          </table:table-cell>
          <table:table-cell table:style-name="ce2" office:value-type="float" office:value="9.028" calcext:value-type="float">
            <text:p>9.02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31104" calcext:value-type="float">
            <text:p>1.31104</text:p>
          </table:table-cell>
          <table:table-cell table:style-name="ce2" office:value-type="float" office:value="1000.4" calcext:value-type="float">
            <text:p>1000.4</text:p>
          </table:table-cell>
          <table:table-cell table:style-name="ce2" office:value-type="float" office:value="392.38" calcext:value-type="float">
            <text:p>392.38</text:p>
          </table:table-cell>
          <table:table-cell table:style-name="ce2" office:value-type="float" office:value="231.51" calcext:value-type="float">
            <text:p>231.51</text:p>
          </table:table-cell>
          <table:table-cell table:style-name="ce2" office:value-type="float" office:value="36.081" calcext:value-type="float">
            <text:p>36.081</text:p>
          </table:table-cell>
          <table:table-cell table:style-name="ce2" office:value-type="float" office:value="10.441" calcext:value-type="float">
            <text:p>10.441</text:p>
          </table:table-cell>
          <table:table-cell table:style-name="ce2" office:value-type="float" office:value="11.142" calcext:value-type="float">
            <text:p>11.14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9264" calcext:value-type="float">
            <text:p>1.29264</text:p>
          </table:table-cell>
          <table:table-cell table:style-name="ce2" office:value-type="float" office:value="970.81" calcext:value-type="float">
            <text:p>970.81</text:p>
          </table:table-cell>
          <table:table-cell table:style-name="ce2" office:value-type="float" office:value="394.34" calcext:value-type="float">
            <text:p>394.34</text:p>
          </table:table-cell>
          <table:table-cell table:style-name="ce2" office:value-type="float" office:value="232.04" calcext:value-type="float">
            <text:p>232.04</text:p>
          </table:table-cell>
          <table:table-cell table:style-name="ce2" office:value-type="float" office:value="36.819" calcext:value-type="float">
            <text:p>36.819</text:p>
          </table:table-cell>
          <table:table-cell table:style-name="ce2" office:value-type="float" office:value="10.469" calcext:value-type="float">
            <text:p>10.469</text:p>
          </table:table-cell>
          <table:table-cell table:style-name="ce2" office:value-type="float" office:value="15.719" calcext:value-type="float">
            <text:p>15.71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37952" calcext:value-type="float">
            <text:p>1.37952</text:p>
          </table:table-cell>
          <table:table-cell table:style-name="ce2" office:value-type="float" office:value="972.52" calcext:value-type="float">
            <text:p>972.52</text:p>
          </table:table-cell>
          <table:table-cell table:style-name="ce2" office:value-type="float" office:value="393.45" calcext:value-type="float">
            <text:p>393.45</text:p>
          </table:table-cell>
          <table:table-cell table:style-name="ce2" office:value-type="float" office:value="230.69" calcext:value-type="float">
            <text:p>230.69</text:p>
          </table:table-cell>
          <table:table-cell table:style-name="ce2" office:value-type="float" office:value="36.111" calcext:value-type="float">
            <text:p>36.111</text:p>
          </table:table-cell>
          <table:table-cell table:style-name="ce2" office:value-type="float" office:value="10.05" calcext:value-type="float">
            <text:p>10.05</text:p>
          </table:table-cell>
          <table:table-cell table:style-name="ce2" office:value-type="float" office:value="9.091" calcext:value-type="float">
            <text:p>9.09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44336" calcext:value-type="float">
            <text:p>1.44336</text:p>
          </table:table-cell>
          <table:table-cell table:style-name="ce1" office:value-type="float" office:value="949.95" calcext:value-type="float">
            <text:p>949.95</text:p>
          </table:table-cell>
          <table:table-cell table:style-name="ce1" office:value-type="float" office:value="382.84" calcext:value-type="float">
            <text:p>382.84</text:p>
          </table:table-cell>
          <table:table-cell table:style-name="ce1" office:value-type="float" office:value="231.52" calcext:value-type="float">
            <text:p>231.52</text:p>
          </table:table-cell>
          <table:table-cell table:style-name="ce1" office:value-type="float" office:value="36.398" calcext:value-type="float">
            <text:p>36.398</text:p>
          </table:table-cell>
          <table:table-cell table:style-name="ce1" office:value-type="float" office:value="10.533" calcext:value-type="float">
            <text:p>10.533</text:p>
          </table:table-cell>
          <table:table-cell table:style-name="ce2" office:value-type="float" office:value="11.205" calcext:value-type="float">
            <text:p>11.20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98944" calcext:value-type="float">
            <text:p>1.298944</text:p>
          </table:table-cell>
          <table:table-cell table:style-name="ce1" office:value-type="float" office:value="963.71" calcext:value-type="float">
            <text:p>963.71</text:p>
          </table:table-cell>
          <table:table-cell table:style-name="ce1" office:value-type="float" office:value="387.33" calcext:value-type="float">
            <text:p>387.33</text:p>
          </table:table-cell>
          <table:table-cell table:style-name="ce1" office:value-type="float" office:value="231.48" calcext:value-type="float">
            <text:p>231.48</text:p>
          </table:table-cell>
          <table:table-cell table:style-name="ce1" office:value-type="float" office:value="35.538" calcext:value-type="float">
            <text:p>35.538</text:p>
          </table:table-cell>
          <table:table-cell table:style-name="ce1" office:value-type="float" office:value="9.89" calcext:value-type="float">
            <text:p>9.89</text:p>
          </table:table-cell>
          <table:table-cell table:style-name="ce2" office:value-type="float" office:value="9.124" calcext:value-type="float">
            <text:p>9.12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5152" calcext:value-type="float">
            <text:p>1.5152</text:p>
          </table:table-cell>
          <table:table-cell table:style-name="ce1" office:value-type="float" office:value="955.72" calcext:value-type="float">
            <text:p>955.72</text:p>
          </table:table-cell>
          <table:table-cell table:style-name="ce1" office:value-type="float" office:value="379.71" calcext:value-type="float">
            <text:p>379.71</text:p>
          </table:table-cell>
          <table:table-cell table:style-name="ce1" office:value-type="float" office:value="231.08" calcext:value-type="float">
            <text:p>231.08</text:p>
          </table:table-cell>
          <table:table-cell table:style-name="ce1" office:value-type="float" office:value="35.701" calcext:value-type="float">
            <text:p>35.701</text:p>
          </table:table-cell>
          <table:table-cell table:style-name="ce1" office:value-type="float" office:value="10.31" calcext:value-type="float">
            <text:p>10.31</text:p>
          </table:table-cell>
          <table:table-cell table:style-name="ce1" office:value-type="float" office:value="15.85" calcext:value-type="float">
            <text:p>15.85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1.28656" calcext:value-type="float">
            <text:p>1.28656</text:p>
          </table:table-cell>
          <table:table-cell table:style-name="ce1" office:value-type="float" office:value="975.31" calcext:value-type="float">
            <text:p>975.31</text:p>
          </table:table-cell>
          <table:table-cell table:style-name="ce1" office:value-type="float" office:value="386.47" calcext:value-type="float">
            <text:p>386.47</text:p>
          </table:table-cell>
          <table:table-cell table:style-name="ce1" office:value-type="float" office:value="230.9" calcext:value-type="float">
            <text:p>230.9</text:p>
          </table:table-cell>
          <table:table-cell table:style-name="ce1" office:value-type="float" office:value="36.434" calcext:value-type="float">
            <text:p>36.434</text:p>
          </table:table-cell>
          <table:table-cell table:style-name="ce1" office:value-type="float" office:value="10.148" calcext:value-type="float">
            <text:p>10.148</text:p>
          </table:table-cell>
          <table:table-cell office:value-type="float" office:value="15.944" calcext:value-type="float">
            <text:p>15.94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34048" calcext:value-type="float">
            <text:p>1.34048</text:p>
          </table:table-cell>
          <table:table-cell table:style-name="ce1" office:value-type="float" office:value="932.12" calcext:value-type="float">
            <text:p>932.12</text:p>
          </table:table-cell>
          <table:table-cell table:style-name="ce1" office:value-type="float" office:value="390.06" calcext:value-type="float">
            <text:p>390.06</text:p>
          </table:table-cell>
          <table:table-cell table:style-name="ce1" office:value-type="float" office:value="232.05" calcext:value-type="float">
            <text:p>232.05</text:p>
          </table:table-cell>
          <table:table-cell table:style-name="ce1" office:value-type="float" office:value="36.045" calcext:value-type="float">
            <text:p>36.045</text:p>
          </table:table-cell>
          <table:table-cell table:style-name="ce1" office:value-type="float" office:value="10.052" calcext:value-type="float">
            <text:p>10.052</text:p>
          </table:table-cell>
          <table:table-cell office:value-type="float" office:value="15.366" calcext:value-type="float">
            <text:p>15.366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1.409344" calcext:value-type="float">
            <text:p>1.409344</text:p>
          </table:table-cell>
          <table:table-cell table:style-name="ce3" table:formula="of:=AVERAGE([.C66:.C85])/1000" office:value-type="float" office:value="1.005058" calcext:value-type="float">
            <text:p>1.005058</text:p>
          </table:table-cell>
          <table:table-cell table:style-name="ce3" table:formula="of:=AVERAGE([.D66:.D85])/1000" office:value-type="float" office:value="0.415934" calcext:value-type="float">
            <text:p>0.415934</text:p>
          </table:table-cell>
          <table:table-cell table:style-name="ce3" table:formula="of:=AVERAGE([.E66:.E85])/1000" office:value-type="float" office:value="0.2472115" calcext:value-type="float">
            <text:p>0.2472115</text:p>
          </table:table-cell>
          <table:table-cell table:style-name="ce3" table:formula="of:=AVERAGE([.F66:.F85])/1000" office:value-type="float" office:value="0.03599405" calcext:value-type="float">
            <text:p>0.03599405</text:p>
          </table:table-cell>
          <table:table-cell table:style-name="ce3" table:formula="of:=AVERAGE([.G66:.G85])/1000" office:value-type="float" office:value="0.0102257" calcext:value-type="float">
            <text:p>0.0102257</text:p>
          </table:table-cell>
          <table:table-cell table:style-name="ce3" table:formula="of:=AVERAGE([.H66:.H85])/1000" office:value-type="float" office:value="0.0128732" calcext:value-type="float">
            <text:p>0.012873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248474080683214" calcext:value-type="float">
            <text:p>0.2484740807</text:p>
          </table:table-cell>
          <table:table-cell table:style-name="ce3" table:formula="of:=STDEV([.C66:.C85])" office:value-type="float" office:value="131.944343593486" calcext:value-type="float">
            <text:p>131.9443435935</text:p>
          </table:table-cell>
          <table:table-cell table:style-name="ce3" table:formula="of:=STDEV([.D66:.D85])/1000" office:value-type="float" office:value="0.0835364868532875" calcext:value-type="float">
            <text:p>0.0835364869</text:p>
          </table:table-cell>
          <table:table-cell table:style-name="ce3" table:formula="of:=STDEV([.E66:.E85])/1000" office:value-type="float" office:value="0.0480818053206692" calcext:value-type="float">
            <text:p>0.0480818053</text:p>
          </table:table-cell>
          <table:table-cell table:style-name="ce3" table:formula="of:=STDEV([.F66:.F85])/1000" office:value-type="float" office:value="0.00107281457047878" calcext:value-type="float">
            <text:p>0.0010728146</text:p>
          </table:table-cell>
          <table:table-cell table:style-name="ce3" table:formula="of:=STDEV([.G66:.G85])/1000" office:value-type="float" office:value="0.000218353190472394" calcext:value-type="float">
            <text:p>0.0002183532</text:p>
          </table:table-cell>
          <table:table-cell table:style-name="ce3" table:formula="of:=STDEV([.H66:.H85])/1000" office:value-type="float" office:value="0.00366481218876866" calcext:value-type="float">
            <text:p>0.00366481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17.6304777742846" calcext:value-type="float">
            <text:p>17.6304777743</text:p>
          </table:table-cell>
          <table:table-cell table:style-name="ce3" table:formula="of:=([.C88]/[.C87])*100" office:value-type="float" office:value="13128.0327695999" calcext:value-type="float">
            <text:p>13128.0327695999</text:p>
          </table:table-cell>
          <table:table-cell table:style-name="ce3" table:formula="of:=([.D88]/[.D87])*100" office:value-type="float" office:value="20.0840726781863" calcext:value-type="float">
            <text:p>20.0840726782</text:p>
          </table:table-cell>
          <table:table-cell table:style-name="ce3" table:formula="of:=([.E88]/[.E87])*100" office:value-type="float" office:value="19.4496636769201" calcext:value-type="float">
            <text:p>19.4496636769</text:p>
          </table:table-cell>
          <table:table-cell table:style-name="ce3" table:formula="of:=([.F88]/[.F87])*100" office:value-type="float" office:value="2.98053308943779" calcext:value-type="float">
            <text:p>2.9805330894</text:p>
          </table:table-cell>
          <table:table-cell table:style-name="ce3" table:formula="of:=([.G88]/[.G87])*100" office:value-type="float" office:value="2.13533734093895" calcext:value-type="float">
            <text:p>2.1353373409</text:p>
          </table:table-cell>
          <table:table-cell table:style-name="ce3" table:formula="of:=([.H88]/[.H87])*100" office:value-type="float" office:value="28.4685407572994" calcext:value-type="float">
            <text:p>28.468540757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1089.86876163662" calcext:value-type="float">
            <text:p>1089.8687616366</text:p>
          </table:table-cell>
          <table:table-cell table:style-name="ce4" table:formula="of:=((4*384)/([.C87]*10^(-3)))/1000" office:value-type="float" office:value="1528.27001028796" calcext:value-type="float">
            <text:p>1528.270010288</text:p>
          </table:table-cell>
          <table:table-cell table:style-name="ce4" table:formula="of:=((4*384)/([.D87]*10^(-3)))/1000" office:value-type="float" office:value="3692.89358407824" calcext:value-type="float">
            <text:p>3692.8935840783</text:p>
          </table:table-cell>
          <table:table-cell table:style-name="ce4" table:formula="of:=((4*384)/([.E87]*10^(-3)))/1000" office:value-type="float" office:value="6213.30318371111" calcext:value-type="float">
            <text:p>6213.3031837111</text:p>
          </table:table-cell>
          <table:table-cell table:style-name="ce4" table:formula="of:=((4*384)/([.F87]*10^(-3)))/1000" office:value-type="float" office:value="42673.7196842256" calcext:value-type="float">
            <text:p>42673.7196842256</text:p>
          </table:table-cell>
          <table:table-cell table:style-name="ce4" table:formula="of:=((4*384)/([.G87]*10^(-3)))/1000" office:value-type="float" office:value="150209.76559062" calcext:value-type="float">
            <text:p>150209.76559062</text:p>
          </table:table-cell>
          <table:table-cell table:style-name="ce4" table:formula="of:=((4*384)/([.H87]*10^(-3)))/1000" office:value-type="float" office:value="119317.652176615" calcext:value-type="float">
            <text:p>119317.65217661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87]+[.D87]+[.E87]" office:value-type="float" office:value="1.6682035" calcext:value-type="float">
            <text:p>1.668203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5.589696" calcext:value-type="float">
            <text:p>5.589696</text:p>
          </table:table-cell>
          <table:table-cell table:style-name="ce1" office:value-type="float" office:value="3.4405" calcext:value-type="float">
            <text:p>3.4405</text:p>
          </table:table-cell>
          <table:table-cell table:style-name="ce1" office:value-type="float" office:value="1.2484" calcext:value-type="float">
            <text:p>1.2484</text:p>
          </table:table-cell>
          <table:table-cell table:style-name="ce1" office:value-type="float" office:value="395.27" calcext:value-type="float">
            <text:p>395.27</text:p>
          </table:table-cell>
          <table:table-cell table:style-name="ce1" office:value-type="float" office:value="29.869" calcext:value-type="float">
            <text:p>29.869</text:p>
          </table:table-cell>
          <table:table-cell table:style-name="ce1" office:value-type="float" office:value="22.122" calcext:value-type="float">
            <text:p>22.122</text:p>
          </table:table-cell>
          <table:table-cell table:style-name="ce1" office:value-type="float" office:value="9.124" calcext:value-type="float">
            <text:p>9.124</text:p>
          </table:table-cell>
          <table:table-cell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728" calcext:value-type="percentage">
            <text:p>97.28%</text:p>
          </table:table-cell>
          <table:table-cell table:style-name="ce12" office:value-type="percentage" office:value="0.981" calcext:value-type="percentage">
            <text:p>98.10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7.425984" calcext:value-type="float">
            <text:p>7.425984</text:p>
          </table:table-cell>
          <table:table-cell table:style-name="ce1" office:value-type="float" office:value="3.3509" calcext:value-type="float">
            <text:p>3.3509</text:p>
          </table:table-cell>
          <table:table-cell table:style-name="ce1" office:value-type="float" office:value="1.1912" calcext:value-type="float">
            <text:p>1.1912</text:p>
          </table:table-cell>
          <table:table-cell table:style-name="ce1" office:value-type="float" office:value="314.09" calcext:value-type="float">
            <text:p>314.09</text:p>
          </table:table-cell>
          <table:table-cell table:style-name="ce1" office:value-type="float" office:value="30.221" calcext:value-type="float">
            <text:p>30.221</text:p>
          </table:table-cell>
          <table:table-cell table:style-name="ce1" office:value-type="float" office:value="12.166" calcext:value-type="float">
            <text:p>12.166</text:p>
          </table:table-cell>
          <table:table-cell table:style-name="ce1" office:value-type="float" office:value="11.621" calcext:value-type="float">
            <text:p>11.621</text:p>
          </table:table-cell>
          <table:table-cell/>
          <table:table-cell table:style-name="ce1" office:value-type="string" calcext:value-type="string">
            <text:p>CN</text:p>
          </table:table-cell>
          <table:table-cell table:style-name="ce6" office:value-type="percentage" office:value="0.75" calcext:value-type="percentage">
            <text:p>75.00%</text:p>
          </table:table-cell>
          <table:table-cell table:style-name="ce12" office:value-type="percentage" office:value="0.9654" calcext:value-type="percentage">
            <text:p>96.54%</text:p>
          </table:table-cell>
          <table:table-cell table:style-name="ce6" office:value-type="percentage" office:value="0.7098" calcext:value-type="percentage">
            <text:p>70.98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5.70368" calcext:value-type="float">
            <text:p>5.70368</text:p>
          </table:table-cell>
          <table:table-cell table:style-name="ce1" office:value-type="float" office:value="3.3318" calcext:value-type="float">
            <text:p>3.3318</text:p>
          </table:table-cell>
          <table:table-cell table:style-name="ce1" office:value-type="float" office:value="1.1767" calcext:value-type="float">
            <text:p>1.1767</text:p>
          </table:table-cell>
          <table:table-cell table:style-name="ce1" office:value-type="float" office:value="332.92" calcext:value-type="float">
            <text:p>332.92</text:p>
          </table:table-cell>
          <table:table-cell table:style-name="ce1" office:value-type="float" office:value="30.735" calcext:value-type="float">
            <text:p>30.735</text:p>
          </table:table-cell>
          <table:table-cell table:style-name="ce1" office:value-type="float" office:value="12.294" calcext:value-type="float">
            <text:p>12.294</text:p>
          </table:table-cell>
          <table:table-cell table:style-name="ce1" office:value-type="float" office:value="11.269" calcext:value-type="float">
            <text:p>11.269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0.69" calcext:value-type="percentage">
            <text:p>69.00%</text:p>
          </table:table-cell>
          <table:table-cell table:style-name="ce12" office:value-type="percentage" office:value="0.9276" calcext:value-type="percentage">
            <text:p>92.76%</text:p>
          </table:table-cell>
          <table:table-cell table:style-name="ce12" office:value-type="percentage" office:value="0.93" calcext:value-type="percentage">
            <text:p>93.00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5.750112" calcext:value-type="float">
            <text:p>5.750112</text:p>
          </table:table-cell>
          <table:table-cell table:style-name="ce1" office:value-type="float" office:value="3.6485" calcext:value-type="float">
            <text:p>3.6485</text:p>
          </table:table-cell>
          <table:table-cell table:style-name="ce1" office:value-type="float" office:value="1.2581" calcext:value-type="float">
            <text:p>1.2581</text:p>
          </table:table-cell>
          <table:table-cell table:style-name="ce1" office:value-type="float" office:value="597.38" calcext:value-type="float">
            <text:p>597.38</text:p>
          </table:table-cell>
          <table:table-cell table:style-name="ce1" office:value-type="float" office:value="29.804" calcext:value-type="float">
            <text:p>29.804</text:p>
          </table:table-cell>
          <table:table-cell table:style-name="ce1" office:value-type="float" office:value="12.261" calcext:value-type="float">
            <text:p>12.261</text:p>
          </table:table-cell>
          <table:table-cell table:style-name="ce1" office:value-type="float" office:value="11.781" calcext:value-type="float">
            <text:p>11.781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5.66752" calcext:value-type="float">
            <text:p>5.66752</text:p>
          </table:table-cell>
          <table:table-cell table:style-name="ce1" office:value-type="float" office:value="3.3279" calcext:value-type="float">
            <text:p>3.3279</text:p>
          </table:table-cell>
          <table:table-cell table:style-name="ce1" office:value-type="float" office:value="1.1897" calcext:value-type="float">
            <text:p>1.1897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0.158" calcext:value-type="float">
            <text:p>30.158</text:p>
          </table:table-cell>
          <table:table-cell table:style-name="ce1" office:value-type="float" office:value="12.328" calcext:value-type="float">
            <text:p>12.328</text:p>
          </table:table-cell>
          <table:table-cell table:style-name="ce1" office:value-type="float" office:value="11.461" calcext:value-type="float">
            <text:p>11.4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9824" calcext:value-type="float">
            <text:p>5.9824</text:p>
          </table:table-cell>
          <table:table-cell table:style-name="ce1" office:value-type="float" office:value="3.3468" calcext:value-type="float">
            <text:p>3.3468</text:p>
          </table:table-cell>
          <table:table-cell table:style-name="ce1" office:value-type="float" office:value="1.2096" calcext:value-type="float">
            <text:p>1.2096</text:p>
          </table:table-cell>
          <table:table-cell table:style-name="ce1" office:value-type="float" office:value="330.29" calcext:value-type="float">
            <text:p>330.29</text:p>
          </table:table-cell>
          <table:table-cell table:style-name="ce1" office:value-type="float" office:value="30.605" calcext:value-type="float">
            <text:p>30.605</text:p>
          </table:table-cell>
          <table:table-cell table:style-name="ce1" office:value-type="float" office:value="11.94" calcext:value-type="float">
            <text:p>11.94</text:p>
          </table:table-cell>
          <table:table-cell table:style-name="ce1" office:value-type="float" office:value="11.685" calcext:value-type="float">
            <text:p>11.68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7288" calcext:value-type="float">
            <text:p>5.7288</text:p>
          </table:table-cell>
          <table:table-cell table:style-name="ce2" office:value-type="float" office:value="3.3247" calcext:value-type="float">
            <text:p>3.3247</text:p>
          </table:table-cell>
          <table:table-cell table:style-name="ce2" office:value-type="float" office:value="1.1917" calcext:value-type="float">
            <text:p>1.1917</text:p>
          </table:table-cell>
          <table:table-cell table:style-name="ce1" office:value-type="float" office:value="333.49" calcext:value-type="float">
            <text:p>333.49</text:p>
          </table:table-cell>
          <table:table-cell table:style-name="ce1" office:value-type="float" office:value="29.933" calcext:value-type="float">
            <text:p>29.933</text:p>
          </table:table-cell>
          <table:table-cell table:style-name="ce1" office:value-type="float" office:value="12.227" calcext:value-type="float">
            <text:p>12.227</text:p>
          </table:table-cell>
          <table:table-cell table:style-name="ce1" office:value-type="float" office:value="11.364" calcext:value-type="float">
            <text:p>11.36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.2192" calcext:value-type="float">
            <text:p>6.2192</text:p>
          </table:table-cell>
          <table:table-cell table:style-name="ce1" office:value-type="float" office:value="3.3416" calcext:value-type="float">
            <text:p>3.3416</text:p>
          </table:table-cell>
          <table:table-cell table:style-name="ce1" office:value-type="float" office:value="1.2337" calcext:value-type="float">
            <text:p>1.2337</text:p>
          </table:table-cell>
          <table:table-cell table:style-name="ce1" office:value-type="float" office:value="329.1" calcext:value-type="float">
            <text:p>329.1</text:p>
          </table:table-cell>
          <table:table-cell table:style-name="ce1" office:value-type="float" office:value="29.997" calcext:value-type="float">
            <text:p>29.997</text:p>
          </table:table-cell>
          <table:table-cell table:style-name="ce1" office:value-type="float" office:value="11.91" calcext:value-type="float">
            <text:p>11.91</text:p>
          </table:table-cell>
          <table:table-cell table:style-name="ce1" office:value-type="float" office:value="11.364" calcext:value-type="float">
            <text:p>11.36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5.76016" calcext:value-type="float">
            <text:p>5.76016</text:p>
          </table:table-cell>
          <table:table-cell table:style-name="ce2" office:value-type="float" office:value="3.3419" calcext:value-type="float">
            <text:p>3.3419</text:p>
          </table:table-cell>
          <table:table-cell table:style-name="ce2" office:value-type="float" office:value="1.2069" calcext:value-type="float">
            <text:p>1.2069</text:p>
          </table:table-cell>
          <table:table-cell table:style-name="ce2" office:value-type="float" office:value="334.35" calcext:value-type="float">
            <text:p>334.35</text:p>
          </table:table-cell>
          <table:table-cell table:style-name="ce2" office:value-type="float" office:value="29.454" calcext:value-type="float">
            <text:p>29.454</text:p>
          </table:table-cell>
          <table:table-cell table:style-name="ce2" office:value-type="float" office:value="12.487" calcext:value-type="float">
            <text:p>12.487</text:p>
          </table:table-cell>
          <table:table-cell table:style-name="ce1" office:value-type="float" office:value="11.525" calcext:value-type="float">
            <text:p>11.52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708288" calcext:value-type="float">
            <text:p>5.708288</text:p>
          </table:table-cell>
          <table:table-cell table:style-name="ce2" office:value-type="float" office:value="3.3249" calcext:value-type="float">
            <text:p>3.3249</text:p>
          </table:table-cell>
          <table:table-cell table:style-name="ce2" office:value-type="float" office:value="1.1773" calcext:value-type="float">
            <text:p>1.1773</text:p>
          </table:table-cell>
          <table:table-cell table:style-name="ce2" office:value-type="float" office:value="330.46" calcext:value-type="float">
            <text:p>330.46</text:p>
          </table:table-cell>
          <table:table-cell table:style-name="ce2" office:value-type="float" office:value="30.252" calcext:value-type="float">
            <text:p>30.252</text:p>
          </table:table-cell>
          <table:table-cell table:style-name="ce2" office:value-type="float" office:value="11.845" calcext:value-type="float">
            <text:p>11.845</text:p>
          </table:table-cell>
          <table:table-cell table:style-name="ce1" office:value-type="float" office:value="11.332" calcext:value-type="float">
            <text:p>11.33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66688" calcext:value-type="float">
            <text:p>5.66688</text:p>
          </table:table-cell>
          <table:table-cell table:style-name="ce2" office:value-type="float" office:value="3.3318" calcext:value-type="float">
            <text:p>3.3318</text:p>
          </table:table-cell>
          <table:table-cell table:style-name="ce2" office:value-type="float" office:value="1.2133" calcext:value-type="float">
            <text:p>1.2133</text:p>
          </table:table-cell>
          <table:table-cell table:style-name="ce2" office:value-type="float" office:value="329.8" calcext:value-type="float">
            <text:p>329.8</text:p>
          </table:table-cell>
          <table:table-cell table:style-name="ce2" office:value-type="float" office:value="30.411" calcext:value-type="float">
            <text:p>30.411</text:p>
          </table:table-cell>
          <table:table-cell table:style-name="ce2" office:value-type="float" office:value="11.94" calcext:value-type="float">
            <text:p>11.94</text:p>
          </table:table-cell>
          <table:table-cell table:style-name="ce2" office:value-type="float" office:value="11.461" calcext:value-type="float">
            <text:p>11.4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771776" calcext:value-type="float">
            <text:p>5.771776</text:p>
          </table:table-cell>
          <table:table-cell table:style-name="ce2" office:value-type="float" office:value="3.3283" calcext:value-type="float">
            <text:p>3.3283</text:p>
          </table:table-cell>
          <table:table-cell table:style-name="ce2" office:value-type="float" office:value="1.1776" calcext:value-type="float">
            <text:p>1.1776</text:p>
          </table:table-cell>
          <table:table-cell table:style-name="ce2" office:value-type="float" office:value="330.35" calcext:value-type="float">
            <text:p>330.35</text:p>
          </table:table-cell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11.591" calcext:value-type="float">
            <text:p>11.591</text:p>
          </table:table-cell>
          <table:table-cell table:style-name="ce2" office:value-type="float" office:value="11.621" calcext:value-type="float">
            <text:p>11.62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724256" calcext:value-type="float">
            <text:p>5.724256</text:p>
          </table:table-cell>
          <table:table-cell table:style-name="ce2" office:value-type="float" office:value="3.3451" calcext:value-type="float">
            <text:p>3.3451</text:p>
          </table:table-cell>
          <table:table-cell table:style-name="ce2" office:value-type="float" office:value="1.1997" calcext:value-type="float">
            <text:p>1.1997</text:p>
          </table:table-cell>
          <table:table-cell table:style-name="ce2" office:value-type="float" office:value="334.9" calcext:value-type="float">
            <text:p>334.9</text:p>
          </table:table-cell>
          <table:table-cell table:style-name="ce2" office:value-type="float" office:value="30.51" calcext:value-type="float">
            <text:p>30.51</text:p>
          </table:table-cell>
          <table:table-cell table:style-name="ce2" office:value-type="float" office:value="12.324" calcext:value-type="float">
            <text:p>12.324</text:p>
          </table:table-cell>
          <table:table-cell table:style-name="ce2" office:value-type="float" office:value="11.526" calcext:value-type="float">
            <text:p>11.52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447424" calcext:value-type="float">
            <text:p>6.447424</text:p>
          </table:table-cell>
          <table:table-cell table:style-name="ce2" office:value-type="float" office:value="3.3325" calcext:value-type="float">
            <text:p>3.3325</text:p>
          </table:table-cell>
          <table:table-cell table:style-name="ce2" office:value-type="float" office:value="1.2271" calcext:value-type="float">
            <text:p>1.2271</text:p>
          </table:table-cell>
          <table:table-cell table:style-name="ce2" office:value-type="float" office:value="329.53" calcext:value-type="float">
            <text:p>329.53</text:p>
          </table:table-cell>
          <table:table-cell table:style-name="ce2" office:value-type="float" office:value="29.804" calcext:value-type="float">
            <text:p>29.804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1.876" calcext:value-type="float">
            <text:p>11.87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6584" calcext:value-type="float">
            <text:p>5.6584</text:p>
          </table:table-cell>
          <table:table-cell table:style-name="ce2" office:value-type="float" office:value="3.3499" calcext:value-type="float">
            <text:p>3.3499</text:p>
          </table:table-cell>
          <table:table-cell table:style-name="ce2" office:value-type="float" office:value="1.2339" calcext:value-type="float">
            <text:p>1.2339</text:p>
          </table:table-cell>
          <table:table-cell table:style-name="ce2" office:value-type="float" office:value="333.26" calcext:value-type="float">
            <text:p>333.26</text:p>
          </table:table-cell>
          <table:table-cell table:style-name="ce2" office:value-type="float" office:value="29.932" calcext:value-type="float">
            <text:p>29.932</text:p>
          </table:table-cell>
          <table:table-cell table:style-name="ce2" office:value-type="float" office:value="12.228" calcext:value-type="float">
            <text:p>12.228</text:p>
          </table:table-cell>
          <table:table-cell table:style-name="ce2" office:value-type="float" office:value="11.844" calcext:value-type="float">
            <text:p>11.84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57536" calcext:value-type="float">
            <text:p>5.57536</text:p>
          </table:table-cell>
          <table:table-cell table:style-name="ce1" office:value-type="float" office:value="3.3495" calcext:value-type="float">
            <text:p>3.3495</text:p>
          </table:table-cell>
          <table:table-cell table:style-name="ce1" office:value-type="float" office:value="1.2094" calcext:value-type="float">
            <text:p>1.2094</text:p>
          </table:table-cell>
          <table:table-cell table:style-name="ce1" office:value-type="float" office:value="330.41" calcext:value-type="float">
            <text:p>330.41</text:p>
          </table:table-cell>
          <table:table-cell table:style-name="ce1" office:value-type="float" office:value="17.8" calcext:value-type="float">
            <text:p>17.8</text:p>
          </table:table-cell>
          <table:table-cell table:style-name="ce1" office:value-type="float" office:value="12.551" calcext:value-type="float">
            <text:p>12.551</text:p>
          </table:table-cell>
          <table:table-cell table:style-name="ce2" office:value-type="float" office:value="11.205" calcext:value-type="float">
            <text:p>11.20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197216" calcext:value-type="float">
            <text:p>6.197216</text:p>
          </table:table-cell>
          <table:table-cell table:style-name="ce1" office:value-type="float" office:value="3.3428" calcext:value-type="float">
            <text:p>3.3428</text:p>
          </table:table-cell>
          <table:table-cell table:style-name="ce1" office:value-type="float" office:value="1.2199" calcext:value-type="float">
            <text:p>1.2199</text:p>
          </table:table-cell>
          <table:table-cell table:style-name="ce1" office:value-type="float" office:value="329.62" calcext:value-type="float">
            <text:p>329.62</text:p>
          </table:table-cell>
          <table:table-cell table:style-name="ce1" office:value-type="float" office:value="29.773" calcext:value-type="float">
            <text:p>29.773</text:p>
          </table:table-cell>
          <table:table-cell table:style-name="ce1" office:value-type="float" office:value="12.197" calcext:value-type="float">
            <text:p>12.197</text:p>
          </table:table-cell>
          <table:table-cell table:style-name="ce2" office:value-type="float" office:value="11.366" calcext:value-type="float">
            <text:p>11.36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364864" calcext:value-type="float">
            <text:p>6.364864</text:p>
          </table:table-cell>
          <table:table-cell table:style-name="ce1" office:value-type="float" office:value="3.4878" calcext:value-type="float">
            <text:p>3.4878</text:p>
          </table:table-cell>
          <table:table-cell table:style-name="ce1" office:value-type="float" office:value="1.2107" calcext:value-type="float">
            <text:p>1.2107</text:p>
          </table:table-cell>
          <table:table-cell table:style-name="ce1" office:value-type="float" office:value="441.12" calcext:value-type="float">
            <text:p>441.12</text:p>
          </table:table-cell>
          <table:table-cell table:style-name="ce1" office:value-type="float" office:value="29.739" calcext:value-type="float">
            <text:p>29.739</text:p>
          </table:table-cell>
          <table:table-cell table:style-name="ce1" office:value-type="float" office:value="12.421" calcext:value-type="float">
            <text:p>12.421</text:p>
          </table:table-cell>
          <table:table-cell table:style-name="ce1" office:value-type="float" office:value="11.333" calcext:value-type="float">
            <text:p>11.333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6.04368" calcext:value-type="float">
            <text:p>6.04368</text:p>
          </table:table-cell>
          <table:table-cell table:style-name="ce1" office:value-type="float" office:value="3.3597" calcext:value-type="float">
            <text:p>3.3597</text:p>
          </table:table-cell>
          <table:table-cell table:style-name="ce1" office:value-type="float" office:value="1.2309" calcext:value-type="float">
            <text:p>1.2309</text:p>
          </table:table-cell>
          <table:table-cell table:style-name="ce1" office:value-type="float" office:value="330.76" calcext:value-type="float">
            <text:p>330.76</text:p>
          </table:table-cell>
          <table:table-cell table:style-name="ce1" office:value-type="float" office:value="29.323" calcext:value-type="float">
            <text:p>29.323</text:p>
          </table:table-cell>
          <table:table-cell table:style-name="ce1" office:value-type="float" office:value="11.842" calcext:value-type="float">
            <text:p>11.842</text:p>
          </table:table-cell>
          <table:table-cell office:value-type="float" office:value="11.204" calcext:value-type="float">
            <text:p>11.20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72528" calcext:value-type="float">
            <text:p>5.72528</text:p>
          </table:table-cell>
          <table:table-cell table:style-name="ce1" office:value-type="float" office:value="3.3466" calcext:value-type="float">
            <text:p>3.3466</text:p>
          </table:table-cell>
          <table:table-cell table:style-name="ce1" office:value-type="float" office:value="1.2084" calcext:value-type="float">
            <text:p>1.2084</text:p>
          </table:table-cell>
          <table:table-cell table:style-name="ce1" office:value-type="float" office:value="330.56" calcext:value-type="float">
            <text:p>330.56</text:p>
          </table:table-cell>
          <table:table-cell table:style-name="ce1" office:value-type="float" office:value="29.771" calcext:value-type="float">
            <text:p>29.771</text:p>
          </table:table-cell>
          <table:table-cell table:style-name="ce1" office:value-type="float" office:value="11.716" calcext:value-type="float">
            <text:p>11.716</text:p>
          </table:table-cell>
          <table:table-cell office:value-type="float" office:value="11.525" calcext:value-type="float">
            <text:p>11.525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5.9355488" calcext:value-type="float">
            <text:p>5.9355488</text:p>
          </table:table-cell>
          <table:table-cell table:style-name="ce3" table:formula="of:=AVERAGE([.C96:.C115])" office:value-type="float" office:value="3.367675" calcext:value-type="float">
            <text:p>3.367675</text:p>
          </table:table-cell>
          <table:table-cell table:style-name="ce3" table:formula="of:=AVERAGE([.D96:.D115])" office:value-type="float" office:value="1.21071" calcext:value-type="float">
            <text:p>1.21071</text:p>
          </table:table-cell>
          <table:table-cell table:style-name="ce3" table:formula="of:=AVERAGE([.E96:.E115])/1000" office:value-type="float" office:value="0.352383" calcext:value-type="float">
            <text:p>0.352383</text:p>
          </table:table-cell>
          <table:table-cell table:style-name="ce3" table:formula="of:=AVERAGE([.F96:.F115])/1000" office:value-type="float" office:value="0.02939155" calcext:value-type="float">
            <text:p>0.02939155</text:p>
          </table:table-cell>
          <table:table-cell table:style-name="ce3" table:formula="of:=AVERAGE([.G96:.G115])/1000" office:value-type="float" office:value="0.0126245" calcext:value-type="float">
            <text:p>0.0126245</text:p>
          </table:table-cell>
          <table:table-cell table:style-name="ce3" table:formula="of:=AVERAGE([.H96:.H115])/1000" office:value-type="float" office:value="0.01137435" calcext:value-type="float">
            <text:p>0.0113743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437078023648386" calcext:value-type="float">
            <text:p>0.4370780236</text:p>
          </table:table-cell>
          <table:table-cell table:style-name="ce3" table:formula="of:=STDEV([.C96:.C115])" office:value-type="float" office:value="0.0773101537213648" calcext:value-type="float">
            <text:p>0.0773101537</text:p>
          </table:table-cell>
          <table:table-cell table:style-name="ce3" table:formula="of:=STDEV([.D96:.D115])" office:value-type="float" office:value="0.0231661481703936" calcext:value-type="float">
            <text:p>0.0231661482</text:p>
          </table:table-cell>
          <table:table-cell table:style-name="ce3" table:formula="of:=STDEV([.E96:.E115])/1000" office:value-type="float" office:value="0.0642405042829391" calcext:value-type="float">
            <text:p>0.0642405043</text:p>
          </table:table-cell>
          <table:table-cell table:style-name="ce3" table:formula="of:=STDEV([.F96:.F115])/1000" office:value-type="float" office:value="0.00275306148200221" calcext:value-type="float">
            <text:p>0.0027530615</text:p>
          </table:table-cell>
          <table:table-cell table:style-name="ce3" table:formula="of:=STDEV([.G96:.G115])/1000" office:value-type="float" office:value="0.00225052170559815" calcext:value-type="float">
            <text:p>0.0022505217</text:p>
          </table:table-cell>
          <table:table-cell table:style-name="ce3" table:formula="of:=STDEV([.H96:.H115])/1000" office:value-type="float" office:value="0.000565491335035295" calcext:value-type="float">
            <text:p>0.00056549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7.36373397601223" calcext:value-type="float">
            <text:p>7.363733976</text:p>
          </table:table-cell>
          <table:table-cell table:style-name="ce3" table:formula="of:=([.C118]/[.C117])*100" office:value-type="float" office:value="2.29565364001469" calcext:value-type="float">
            <text:p>2.29565364</text:p>
          </table:table-cell>
          <table:table-cell table:style-name="ce3" table:formula="of:=([.D118]/[.D117])*100" office:value-type="float" office:value="1.91343494068717" calcext:value-type="float">
            <text:p>1.9134349407</text:p>
          </table:table-cell>
          <table:table-cell table:style-name="ce3" table:formula="of:=([.E118]/[.E117])*100" office:value-type="float" office:value="18.2303074447232" calcext:value-type="float">
            <text:p>18.2303074447</text:p>
          </table:table-cell>
          <table:table-cell table:style-name="ce3" table:formula="of:=([.F118]/[.F117])*100" office:value-type="float" office:value="9.3668468726631" calcext:value-type="float">
            <text:p>9.3668468727</text:p>
          </table:table-cell>
          <table:table-cell table:style-name="ce3" table:formula="of:=([.G118]/[.G117])*100" office:value-type="float" office:value="17.8266205045598" calcext:value-type="float">
            <text:p>17.8266205046</text:p>
          </table:table-cell>
          <table:table-cell table:style-name="ce3" table:formula="of:=([.H118]/[.H117])*100" office:value-type="float" office:value="4.97163648942836" calcext:value-type="float">
            <text:p>4.971636489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323.474722337385" calcext:value-type="float">
            <text:p>323.4747223374</text:p>
          </table:table-cell>
          <table:table-cell table:style-name="ce4" table:formula="of:=((5*310)/([.C117]*10^(-3)))/1000" office:value-type="float" office:value="460.25818999755" calcext:value-type="float">
            <text:p>460.2581899976</text:p>
          </table:table-cell>
          <table:table-cell table:style-name="ce4" table:formula="of:=((5*310)/([.D117]*10^(-3)))/1000" office:value-type="float" office:value="1280.24052002544" calcext:value-type="float">
            <text:p>1280.2405200254</text:p>
          </table:table-cell>
          <table:table-cell table:style-name="ce4" table:formula="of:=((5*310)/([.E117]*10^(-3)))/1000" office:value-type="float" office:value="4398.62308908205" calcext:value-type="float">
            <text:p>4398.6230890821</text:p>
          </table:table-cell>
          <table:table-cell table:style-name="ce4" table:formula="of:=((5*310)/([.F117]*10^(-3)))/1000" office:value-type="float" office:value="52736.2456216157" calcext:value-type="float">
            <text:p>52736.2456216157</text:p>
          </table:table-cell>
          <table:table-cell table:style-name="ce4" table:formula="of:=((5*310)/([.G117]*10^(-3)))/1000" office:value-type="float" office:value="122777.139688701" calcext:value-type="float">
            <text:p>122777.139688701</text:p>
          </table:table-cell>
          <table:table-cell table:style-name="ce4" table:formula="of:=((5*310)/([.H117]*10^(-3)))/1000" office:value-type="float" office:value="136271.52320792" calcext:value-type="float">
            <text:p>136271.5232079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117]+[.D117]+[.E117]" office:value-type="float" office:value="4.930768" calcext:value-type="float">
            <text:p>4.930768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51pt" svg:height="255.09pt" svg:x="2.83pt" svg:y="314.59pt">
            <loext:p draw:notify-on-update-of-ranges="Sheet2.A1:Sheet2.A20 Sheet2.B1:Sheet2.B20 Sheet2.C1:Sheet2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float" office:value="5.6416" calcext:value-type="float">
            <text:p>5.6416</text:p>
          </table:table-cell>
          <table:table-cell office:value-type="float" office:value="5.6696" calcext:value-type="float">
            <text:p>5.6696</text:p>
          </table:table-cell>
          <table:table-cell office:value-type="float" office:value="5.589696" calcext:value-type="float">
            <text:p>5.589696</text:p>
          </table:table-cell>
          <table:table-cell table:formula="of:=MIN([.A1:.C1])" office:value-type="float" office:value="5.589696" calcext:value-type="float">
            <text:p>5.589696</text:p>
          </table:table-cell>
        </table:table-row>
        <table:table-row table:style-name="ro1">
          <table:table-cell office:value-type="float" office:value="15.511936" calcext:value-type="float">
            <text:p>15.511936</text:p>
          </table:table-cell>
          <table:table-cell office:value-type="float" office:value="8.63632" calcext:value-type="float">
            <text:p>8.63632</text:p>
          </table:table-cell>
          <table:table-cell office:value-type="float" office:value="7.425984" calcext:value-type="float">
            <text:p>7.425984</text:p>
          </table:table-cell>
          <table:table-cell table:formula="of:=MIN([.A2:.C2])" office:value-type="float" office:value="7.425984" calcext:value-type="float">
            <text:p>7.425984</text:p>
          </table:table-cell>
        </table:table-row>
        <table:table-row table:style-name="ro1">
          <table:table-cell office:value-type="float" office:value="8.437728" calcext:value-type="float">
            <text:p>8.437728</text:p>
          </table:table-cell>
          <table:table-cell office:value-type="float" office:value="8.528" calcext:value-type="float">
            <text:p>8.528</text:p>
          </table:table-cell>
          <table:table-cell office:value-type="float" office:value="5.70368" calcext:value-type="float">
            <text:p>5.70368</text:p>
          </table:table-cell>
          <table:table-cell table:formula="of:=MIN([.A3:.C3])" office:value-type="float" office:value="5.70368" calcext:value-type="float">
            <text:p>5.70368</text:p>
          </table:table-cell>
        </table:table-row>
        <table:table-row table:style-name="ro1">
          <table:table-cell office:value-type="float" office:value="7.05152" calcext:value-type="float">
            <text:p>7.05152</text:p>
          </table:table-cell>
          <table:table-cell office:value-type="float" office:value="5.750112" calcext:value-type="float">
            <text:p>5.750112</text:p>
          </table:table-cell>
          <table:table-cell office:value-type="float" office:value="7.330368" calcext:value-type="float">
            <text:p>7.330368</text:p>
          </table:table-cell>
          <table:table-cell table:formula="of:=MIN([.A4:.C4])" office:value-type="float" office:value="5.750112" calcext:value-type="float">
            <text:p>5.750112</text:p>
          </table:table-cell>
        </table:table-row>
        <table:table-row table:style-name="ro1">
          <table:table-cell office:value-type="float" office:value="7.32912" calcext:value-type="float">
            <text:p>7.32912</text:p>
          </table:table-cell>
          <table:table-cell office:value-type="float" office:value="5.66752" calcext:value-type="float">
            <text:p>5.66752</text:p>
          </table:table-cell>
          <table:table-cell office:value-type="float" office:value="8.193664" calcext:value-type="float">
            <text:p>8.193664</text:p>
          </table:table-cell>
          <table:table-cell table:formula="of:=MIN([.A5:.C5])" office:value-type="float" office:value="5.66752" calcext:value-type="float">
            <text:p>5.66752</text:p>
          </table:table-cell>
        </table:table-row>
        <table:table-row table:style-name="ro1">
          <table:table-cell office:value-type="float" office:value="6.59824" calcext:value-type="float">
            <text:p>6.59824</text:p>
          </table:table-cell>
          <table:table-cell office:value-type="float" office:value="5.9824" calcext:value-type="float">
            <text:p>5.9824</text:p>
          </table:table-cell>
          <table:table-cell office:value-type="float" office:value="7.97744" calcext:value-type="float">
            <text:p>7.97744</text:p>
          </table:table-cell>
          <table:table-cell table:formula="of:=MIN([.A6:.C6])" office:value-type="float" office:value="5.9824" calcext:value-type="float">
            <text:p>5.9824</text:p>
          </table:table-cell>
        </table:table-row>
        <table:table-row table:style-name="ro1">
          <table:table-cell office:value-type="float" office:value="6.752416" calcext:value-type="float">
            <text:p>6.752416</text:p>
          </table:table-cell>
          <table:table-cell office:value-type="float" office:value="5.7288" calcext:value-type="float">
            <text:p>5.7288</text:p>
          </table:table-cell>
          <table:table-cell office:value-type="float" office:value="6.377728" calcext:value-type="float">
            <text:p>6.377728</text:p>
          </table:table-cell>
          <table:table-cell table:formula="of:=MIN([.A7:.C7])" office:value-type="float" office:value="5.7288" calcext:value-type="float">
            <text:p>5.7288</text:p>
          </table:table-cell>
        </table:table-row>
        <table:table-row table:style-name="ro1">
          <table:table-cell office:value-type="float" office:value="6.40752" calcext:value-type="float">
            <text:p>6.40752</text:p>
          </table:table-cell>
          <table:table-cell office:value-type="float" office:value="6.745216" calcext:value-type="float">
            <text:p>6.745216</text:p>
          </table:table-cell>
          <table:table-cell office:value-type="float" office:value="6.2192" calcext:value-type="float">
            <text:p>6.2192</text:p>
          </table:table-cell>
          <table:table-cell table:formula="of:=MIN([.A8:.C8])" office:value-type="float" office:value="6.2192" calcext:value-type="float">
            <text:p>6.2192</text:p>
          </table:table-cell>
        </table:table-row>
        <table:table-row table:style-name="ro1">
          <table:table-cell office:value-type="float" office:value="7.29488" calcext:value-type="float">
            <text:p>7.29488</text:p>
          </table:table-cell>
          <table:table-cell office:value-type="float" office:value="5.76016" calcext:value-type="float">
            <text:p>5.76016</text:p>
          </table:table-cell>
          <table:table-cell office:value-type="float" office:value="6.98144" calcext:value-type="float">
            <text:p>6.98144</text:p>
          </table:table-cell>
          <table:table-cell table:formula="of:=MIN([.A9:.C9])" office:value-type="float" office:value="5.76016" calcext:value-type="float">
            <text:p>5.76016</text:p>
          </table:table-cell>
        </table:table-row>
        <table:table-row table:style-name="ro1">
          <table:table-cell office:value-type="float" office:value="5.708288" calcext:value-type="float">
            <text:p>5.708288</text:p>
          </table:table-cell>
          <table:table-cell office:value-type="float" office:value="6.824064" calcext:value-type="float">
            <text:p>6.824064</text:p>
          </table:table-cell>
          <table:table-cell office:value-type="float" office:value="6.69808" calcext:value-type="float">
            <text:p>6.69808</text:p>
          </table:table-cell>
          <table:table-cell table:formula="of:=MIN([.A10:.C10])" office:value-type="float" office:value="5.708288" calcext:value-type="float">
            <text:p>5.708288</text:p>
          </table:table-cell>
        </table:table-row>
        <table:table-row table:style-name="ro1">
          <table:table-cell office:value-type="float" office:value="5.955488" calcext:value-type="float">
            <text:p>5.955488</text:p>
          </table:table-cell>
          <table:table-cell office:value-type="float" office:value="6.566784" calcext:value-type="float">
            <text:p>6.566784</text:p>
          </table:table-cell>
          <table:table-cell office:value-type="float" office:value="5.66688" calcext:value-type="float">
            <text:p>5.66688</text:p>
          </table:table-cell>
          <table:table-cell table:formula="of:=MIN([.A11:.C11])" office:value-type="float" office:value="5.66688" calcext:value-type="float">
            <text:p>5.66688</text:p>
          </table:table-cell>
        </table:table-row>
        <table:table-row table:style-name="ro1">
          <table:table-cell office:value-type="float" office:value="5.771776" calcext:value-type="float">
            <text:p>5.771776</text:p>
          </table:table-cell>
          <table:table-cell office:value-type="float" office:value="6.38144" calcext:value-type="float">
            <text:p>6.38144</text:p>
          </table:table-cell>
          <table:table-cell office:value-type="float" office:value="6.998208" calcext:value-type="float">
            <text:p>6.998208</text:p>
          </table:table-cell>
          <table:table-cell table:formula="of:=MIN([.A12:.C12])" office:value-type="float" office:value="5.771776" calcext:value-type="float">
            <text:p>5.771776</text:p>
          </table:table-cell>
        </table:table-row>
        <table:table-row table:style-name="ro1">
          <table:table-cell office:value-type="float" office:value="7.77104" calcext:value-type="float">
            <text:p>7.77104</text:p>
          </table:table-cell>
          <table:table-cell office:value-type="float" office:value="5.724256" calcext:value-type="float">
            <text:p>5.724256</text:p>
          </table:table-cell>
          <table:table-cell office:value-type="float" office:value="9.738272" calcext:value-type="float">
            <text:p>9.738272</text:p>
          </table:table-cell>
          <table:table-cell table:formula="of:=MIN([.A13:.C13])" office:value-type="float" office:value="5.724256" calcext:value-type="float">
            <text:p>5.724256</text:p>
          </table:table-cell>
        </table:table-row>
        <table:table-row table:style-name="ro1">
          <table:table-cell office:value-type="float" office:value="6.447424" calcext:value-type="float">
            <text:p>6.447424</text:p>
          </table:table-cell>
          <table:table-cell office:value-type="float" office:value="6.67616" calcext:value-type="float">
            <text:p>6.67616</text:p>
          </table:table-cell>
          <table:table-cell office:value-type="float" office:value="7.38736" calcext:value-type="float">
            <text:p>7.38736</text:p>
          </table:table-cell>
          <table:table-cell table:formula="of:=MIN([.A14:.C14])" office:value-type="float" office:value="6.447424" calcext:value-type="float">
            <text:p>6.447424</text:p>
          </table:table-cell>
        </table:table-row>
        <table:table-row table:style-name="ro1">
          <table:table-cell office:value-type="float" office:value="7.06784" calcext:value-type="float">
            <text:p>7.06784</text:p>
          </table:table-cell>
          <table:table-cell office:value-type="float" office:value="7.783136" calcext:value-type="float">
            <text:p>7.783136</text:p>
          </table:table-cell>
          <table:table-cell office:value-type="float" office:value="5.6584" calcext:value-type="float">
            <text:p>5.6584</text:p>
          </table:table-cell>
          <table:table-cell table:formula="of:=MIN([.A15:.C15])" office:value-type="float" office:value="5.6584" calcext:value-type="float">
            <text:p>5.6584</text:p>
          </table:table-cell>
        </table:table-row>
        <table:table-row table:style-name="ro1">
          <table:table-cell office:value-type="float" office:value="6.115616" calcext:value-type="float">
            <text:p>6.115616</text:p>
          </table:table-cell>
          <table:table-cell office:value-type="float" office:value="5.90272" calcext:value-type="float">
            <text:p>5.90272</text:p>
          </table:table-cell>
          <table:table-cell office:value-type="float" office:value="5.57536" calcext:value-type="float">
            <text:p>5.57536</text:p>
          </table:table-cell>
          <table:table-cell table:formula="of:=MIN([.A16:.C16])" office:value-type="float" office:value="5.57536" calcext:value-type="float">
            <text:p>5.57536</text:p>
          </table:table-cell>
        </table:table-row>
        <table:table-row table:style-name="ro1">
          <table:table-cell office:value-type="float" office:value="8.21168" calcext:value-type="float">
            <text:p>8.21168</text:p>
          </table:table-cell>
          <table:table-cell office:value-type="float" office:value="6.197216" calcext:value-type="float">
            <text:p>6.197216</text:p>
          </table:table-cell>
          <table:table-cell office:value-type="float" office:value="7.44368" calcext:value-type="float">
            <text:p>7.44368</text:p>
          </table:table-cell>
          <table:table-cell table:formula="of:=MIN([.A17:.C17])" office:value-type="float" office:value="6.197216" calcext:value-type="float">
            <text:p>6.197216</text:p>
          </table:table-cell>
        </table:table-row>
        <table:table-row table:style-name="ro1">
          <table:table-cell office:value-type="float" office:value="6.364864" calcext:value-type="float">
            <text:p>6.364864</text:p>
          </table:table-cell>
          <table:table-cell office:value-type="float" office:value="7.908576" calcext:value-type="float">
            <text:p>7.908576</text:p>
          </table:table-cell>
          <table:table-cell office:value-type="float" office:value="7.189312" calcext:value-type="float">
            <text:p>7.189312</text:p>
          </table:table-cell>
          <table:table-cell table:formula="of:=MIN([.A18:.C18])" office:value-type="float" office:value="6.364864" calcext:value-type="float">
            <text:p>6.364864</text:p>
          </table:table-cell>
        </table:table-row>
        <table:table-row table:style-name="ro1">
          <table:table-cell office:value-type="float" office:value="7.310304" calcext:value-type="float">
            <text:p>7.310304</text:p>
          </table:table-cell>
          <table:table-cell office:value-type="float" office:value="6.78864" calcext:value-type="float">
            <text:p>6.78864</text:p>
          </table:table-cell>
          <table:table-cell office:value-type="float" office:value="6.04368" calcext:value-type="float">
            <text:p>6.04368</text:p>
          </table:table-cell>
          <table:table-cell table:formula="of:=MIN([.A19:.C19])" office:value-type="float" office:value="6.04368" calcext:value-type="float">
            <text:p>6.04368</text:p>
          </table:table-cell>
        </table:table-row>
        <table:table-row table:style-name="ro1">
          <table:table-cell office:value-type="float" office:value="6.711296" calcext:value-type="float">
            <text:p>6.711296</text:p>
          </table:table-cell>
          <table:table-cell office:value-type="float" office:value="5.796" calcext:value-type="float">
            <text:p>5.796</text:p>
          </table:table-cell>
          <table:table-cell office:value-type="float" office:value="5.72528" calcext:value-type="float">
            <text:p>5.72528</text:p>
          </table:table-cell>
          <table:table-cell table:formula="of:=MIN([.A20:.C20])" office:value-type="float" office:value="5.72528" calcext:value-type="float">
            <text:p>5.72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7">00/00/0000</text:date>, <text:time style:data-style-name="N2" text:time-value="16:19:44.121099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17T22:58:55.564762056</dc:date>
    <meta:editing-duration>P1DT5H2M43S</meta:editing-duration>
    <meta:editing-cycles>22</meta:editing-cycles>
    <meta:generator>LibreOffice/5.1.6.2$Linux_AARCH64 LibreOffice_project/10m0$Build-2</meta:generator>
    <meta:document-statistic meta:table-count="2" meta:cell-count="8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2.A1:Sheet2.C2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20" chart:class="chart:line">
            <chart:data-point chart:repeated="20"/>
          </chart:series>
          <chart:series chart:style-name="ch7" chart:values-cell-range-address="Sheet2.B1:Sheet2.B20" chart:class="chart:line">
            <chart:data-point chart:repeated="20"/>
          </chart:series>
          <chart:series chart:style-name="ch8" chart:values-cell-range-address="Sheet2.C1:Sheet2.C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416">
                <text:p>5.6416</text:p>
                <draw:g>
                  <svg:desc>Sheet2.A1:Sheet2.A20</svg:desc>
                </draw:g>
              </table:table-cell>
              <table:table-cell office:value-type="float" office:value="5.6696">
                <text:p>5.6696</text:p>
                <draw:g>
                  <svg:desc>Sheet2.B1:Sheet2.B20</svg:desc>
                </draw:g>
              </table:table-cell>
              <table:table-cell office:value-type="float" office:value="5.589696">
                <text:p>5.589696</text:p>
                <draw:g>
                  <svg:desc>Sheet2.C1:Sheet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11936">
                <text:p>15.511936</text:p>
              </table:table-cell>
              <table:table-cell office:value-type="float" office:value="8.63632">
                <text:p>8.63632</text:p>
              </table:table-cell>
              <table:table-cell office:value-type="float" office:value="7.425984">
                <text:p>7.425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37728">
                <text:p>8.437728</text:p>
              </table:table-cell>
              <table:table-cell office:value-type="float" office:value="8.528">
                <text:p>8.528</text:p>
              </table:table-cell>
              <table:table-cell office:value-type="float" office:value="5.70368">
                <text:p>5.70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5152">
                <text:p>7.05152</text:p>
              </table:table-cell>
              <table:table-cell office:value-type="float" office:value="5.750112">
                <text:p>5.750112</text:p>
              </table:table-cell>
              <table:table-cell office:value-type="float" office:value="7.330368">
                <text:p>7.330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2912">
                <text:p>7.32912</text:p>
              </table:table-cell>
              <table:table-cell office:value-type="float" office:value="5.66752">
                <text:p>5.66752</text:p>
              </table:table-cell>
              <table:table-cell office:value-type="float" office:value="8.193664">
                <text:p>8.193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9824">
                <text:p>6.59824</text:p>
              </table:table-cell>
              <table:table-cell office:value-type="float" office:value="5.9824">
                <text:p>5.9824</text:p>
              </table:table-cell>
              <table:table-cell office:value-type="float" office:value="7.97744">
                <text:p>7.97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52416">
                <text:p>6.752416</text:p>
              </table:table-cell>
              <table:table-cell office:value-type="float" office:value="5.7288">
                <text:p>5.7288</text:p>
              </table:table-cell>
              <table:table-cell office:value-type="float" office:value="6.377728">
                <text:p>6.377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0752">
                <text:p>6.40752</text:p>
              </table:table-cell>
              <table:table-cell office:value-type="float" office:value="6.745216">
                <text:p>6.745216</text:p>
              </table:table-cell>
              <table:table-cell office:value-type="float" office:value="6.2192">
                <text:p>6.2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9488">
                <text:p>7.29488</text:p>
              </table:table-cell>
              <table:table-cell office:value-type="float" office:value="5.76016">
                <text:p>5.76016</text:p>
              </table:table-cell>
              <table:table-cell office:value-type="float" office:value="6.98144">
                <text:p>6.98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08288">
                <text:p>5.708288</text:p>
              </table:table-cell>
              <table:table-cell office:value-type="float" office:value="6.824064">
                <text:p>6.824064</text:p>
              </table:table-cell>
              <table:table-cell office:value-type="float" office:value="6.69808">
                <text:p>6.69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55488">
                <text:p>5.955488</text:p>
              </table:table-cell>
              <table:table-cell office:value-type="float" office:value="6.566784">
                <text:p>6.566784</text:p>
              </table:table-cell>
              <table:table-cell office:value-type="float" office:value="5.66688">
                <text:p>5.66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71776">
                <text:p>5.771776</text:p>
              </table:table-cell>
              <table:table-cell office:value-type="float" office:value="6.38144">
                <text:p>6.38144</text:p>
              </table:table-cell>
              <table:table-cell office:value-type="float" office:value="6.998208">
                <text:p>6.998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77104">
                <text:p>7.77104</text:p>
              </table:table-cell>
              <table:table-cell office:value-type="float" office:value="5.724256">
                <text:p>5.724256</text:p>
              </table:table-cell>
              <table:table-cell office:value-type="float" office:value="9.738272">
                <text:p>9.738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447424">
                <text:p>6.447424</text:p>
              </table:table-cell>
              <table:table-cell office:value-type="float" office:value="6.67616">
                <text:p>6.67616</text:p>
              </table:table-cell>
              <table:table-cell office:value-type="float" office:value="7.38736">
                <text:p>7.38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6784">
                <text:p>7.06784</text:p>
              </table:table-cell>
              <table:table-cell office:value-type="float" office:value="7.783136">
                <text:p>7.783136</text:p>
              </table:table-cell>
              <table:table-cell office:value-type="float" office:value="5.6584">
                <text:p>5.6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115616">
                <text:p>6.115616</text:p>
              </table:table-cell>
              <table:table-cell office:value-type="float" office:value="5.90272">
                <text:p>5.90272</text:p>
              </table:table-cell>
              <table:table-cell office:value-type="float" office:value="5.57536">
                <text:p>5.57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1168">
                <text:p>8.21168</text:p>
              </table:table-cell>
              <table:table-cell office:value-type="float" office:value="6.197216">
                <text:p>6.197216</text:p>
              </table:table-cell>
              <table:table-cell office:value-type="float" office:value="7.44368">
                <text:p>7.44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64864">
                <text:p>6.364864</text:p>
              </table:table-cell>
              <table:table-cell office:value-type="float" office:value="7.908576">
                <text:p>7.908576</text:p>
              </table:table-cell>
              <table:table-cell office:value-type="float" office:value="7.189312">
                <text:p>7.189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310304">
                <text:p>7.310304</text:p>
              </table:table-cell>
              <table:table-cell office:value-type="float" office:value="6.78864">
                <text:p>6.78864</text:p>
              </table:table-cell>
              <table:table-cell office:value-type="float" office:value="6.04368">
                <text:p>6.04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11296">
                <text:p>6.711296</text:p>
              </table:table-cell>
              <table:table-cell office:value-type="float" office:value="5.796">
                <text:p>5.796</text:p>
              </table:table-cell>
              <table:table-cell office:value-type="float" office:value="5.72528">
                <text:p>5.72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